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3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63" table:default-cell-style-name="Default"/>
        <table:table-row table:style-name="ro1">
          <table:table-cell office:value-type="string">
            <text:p>Training Set Error</text:p>
          </table:table-cell>
          <table:table-cell office:value-type="float" office:value="13.835714">
            <text:p>13,835714</text:p>
          </table:table-cell>
          <table:table-cell office:value-type="float" office:value="13.05">
            <text:p>13,05</text:p>
          </table:table-cell>
          <table:table-cell office:value-type="float" office:value="12.607143">
            <text:p>12,607143</text:p>
          </table:table-cell>
          <table:table-cell office:value-type="float" office:value="12.085714">
            <text:p>12,085714</text:p>
          </table:table-cell>
          <table:table-cell office:value-type="float" office:value="11.65">
            <text:p>11,65</text:p>
          </table:table-cell>
          <table:table-cell office:value-type="float" office:value="11.364286">
            <text:p>11,364286</text:p>
          </table:table-cell>
          <table:table-cell office:value-type="float" office:value="10.735714">
            <text:p>10,735714</text:p>
          </table:table-cell>
          <table:table-cell office:value-type="float" office:value="9.942857">
            <text:p>9,942857</text:p>
          </table:table-cell>
          <table:table-cell office:value-type="float" office:value="9.7">
            <text:p>9,7</text:p>
          </table:table-cell>
          <table:table-cell office:value-type="float" office:value="8.871429">
            <text:p>8,871429</text:p>
          </table:table-cell>
          <table:table-cell office:value-type="float" office:value="8.5">
            <text:p>8,5</text:p>
          </table:table-cell>
          <table:table-cell office:value-type="float" office:value="7.892857">
            <text:p>7,892857</text:p>
          </table:table-cell>
          <table:table-cell office:value-type="float" office:value="7.735714">
            <text:p>7,735714</text:p>
          </table:table-cell>
          <table:table-cell office:value-type="float" office:value="7.307143">
            <text:p>7,307143</text:p>
          </table:table-cell>
          <table:table-cell office:value-type="float" office:value="6.721429">
            <text:p>6,721429</text:p>
          </table:table-cell>
          <table:table-cell office:value-type="float" office:value="6.5">
            <text:p>6,5</text:p>
          </table:table-cell>
          <table:table-cell office:value-type="float" office:value="6.264286">
            <text:p>6,264286</text:p>
          </table:table-cell>
          <table:table-cell office:value-type="float" office:value="5.75">
            <text:p>5,75</text:p>
          </table:table-cell>
          <table:table-cell office:value-type="float" office:value="5.657143">
            <text:p>5,657143</text:p>
          </table:table-cell>
          <table:table-cell office:value-type="float" office:value="5.114286">
            <text:p>5,114286</text:p>
          </table:table-cell>
          <table:table-cell office:value-type="float" office:value="4.578571">
            <text:p>4,578571</text:p>
          </table:table-cell>
          <table:table-cell office:value-type="float" office:value="4.521429">
            <text:p>4,521429</text:p>
          </table:table-cell>
          <table:table-cell office:value-type="float" office:value="4.342857">
            <text:p>4,342857</text:p>
          </table:table-cell>
          <table:table-cell office:value-type="float" office:value="4.307143">
            <text:p>4,307143</text:p>
          </table:table-cell>
          <table:table-cell office:value-type="float" office:value="3.714286">
            <text:p>3,714286</text:p>
          </table:table-cell>
          <table:table-cell office:value-type="float" office:value="3.642857">
            <text:p>3,642857</text:p>
          </table:table-cell>
          <table:table-cell office:value-type="float" office:value="3.328571">
            <text:p>3,328571</text:p>
          </table:table-cell>
          <table:table-cell office:value-type="float" office:value="3.25">
            <text:p>3,25</text:p>
          </table:table-cell>
          <table:table-cell office:value-type="float" office:value="2.857143">
            <text:p>2,857143</text:p>
          </table:table-cell>
          <table:table-cell office:value-type="float" office:value="2.8">
            <text:p>2,8</text:p>
          </table:table-cell>
          <table:table-cell office:value-type="float" office:value="2.664286">
            <text:p>2,664286</text:p>
          </table:table-cell>
          <table:table-cell office:value-type="float" office:value="2.421429">
            <text:p>2,421429</text:p>
          </table:table-cell>
          <table:table-cell office:value-type="float" office:value="2.485714">
            <text:p>2,485714</text:p>
          </table:table-cell>
          <table:table-cell office:value-type="float" office:value="2.214286">
            <text:p>2,214286</text:p>
          </table:table-cell>
          <table:table-cell office:value-type="float" office:value="2.007143">
            <text:p>2,007143</text:p>
          </table:table-cell>
          <table:table-cell office:value-type="float" office:value="1.914286">
            <text:p>1,914286</text:p>
          </table:table-cell>
          <table:table-cell office:value-type="float" office:value="1.792857">
            <text:p>1,792857</text:p>
          </table:table-cell>
          <table:table-cell office:value-type="float" office:value="1.664286">
            <text:p>1,664286</text:p>
          </table:table-cell>
          <table:table-cell office:value-type="float" office:value="1.657143">
            <text:p>1,657143</text:p>
          </table:table-cell>
          <table:table-cell office:value-type="float" office:value="1.542857">
            <text:p>1,542857</text:p>
          </table:table-cell>
          <table:table-cell office:value-type="float" office:value="1.385714">
            <text:p>1,385714</text:p>
          </table:table-cell>
          <table:table-cell office:value-type="float" office:value="1.285714">
            <text:p>1,285714</text:p>
          </table:table-cell>
          <table:table-cell office:value-type="float" office:value="1.207143">
            <text:p>1,207143</text:p>
          </table:table-cell>
          <table:table-cell office:value-type="float" office:value="1.164286">
            <text:p>1,164286</text:p>
          </table:table-cell>
          <table:table-cell office:value-type="float" office:value="1.078571">
            <text:p>1,078571</text:p>
          </table:table-cell>
          <table:table-cell office:value-type="float" office:value="1.085714">
            <text:p>1,085714</text:p>
          </table:table-cell>
          <table:table-cell office:value-type="float" office:value="0.95">
            <text:p>0,95</text:p>
          </table:table-cell>
          <table:table-cell office:value-type="float" office:value="0.9">
            <text:p>0,9</text:p>
          </table:table-cell>
          <table:table-cell office:value-type="float" office:value="0.907143">
            <text:p>0,907143</text:p>
          </table:table-cell>
          <table:table-cell office:value-type="float" office:value="0.835714">
            <text:p>0,835714</text:p>
          </table:table-cell>
          <table:table-cell office:value-type="float" office:value="0.714286">
            <text:p>0,714286</text:p>
          </table:table-cell>
          <table:table-cell office:value-type="float" office:value="0.721429">
            <text:p>0,721429</text:p>
          </table:table-cell>
          <table:table-cell office:value-type="float" office:value="0.657143">
            <text:p>0,657143</text:p>
          </table:table-cell>
          <table:table-cell office:value-type="float" office:value="0.642857">
            <text:p>0,642857</text:p>
          </table:table-cell>
          <table:table-cell office:value-type="float" office:value="0.6">
            <text:p>0,6</text:p>
          </table:table-cell>
          <table:table-cell office:value-type="float" office:value="0.635714">
            <text:p>0,635714</text:p>
          </table:table-cell>
          <table:table-cell office:value-type="float" office:value="0.592857">
            <text:p>0,592857</text:p>
          </table:table-cell>
          <table:table-cell office:value-type="float" office:value="0.478571">
            <text:p>0,478571</text:p>
          </table:table-cell>
          <table:table-cell office:value-type="float" office:value="0.464286">
            <text:p>0,464286</text:p>
          </table:table-cell>
          <table:table-cell office:value-type="float" office:value="0.407143">
            <text:p>0,407143</text:p>
          </table:table-cell>
          <table:table-cell office:value-type="float" office:value="0.414286">
            <text:p>0,414286</text:p>
          </table:table-cell>
          <table:table-cell office:value-type="float" office:value="0.335714">
            <text:p>0,335714</text:p>
          </table:table-cell>
          <table:table-cell office:value-type="float" office:value="0.428571">
            <text:p>0,428571</text:p>
          </table:table-cell>
          <table:table-cell table:number-columns-repeated="2" office:value-type="float" office:value="0.3">
            <text:p>0,3</text:p>
          </table:table-cell>
          <table:table-cell office:value-type="float" office:value="0.285714">
            <text:p>0,285714</text:p>
          </table:table-cell>
          <table:table-cell office:value-type="float" office:value="0.271429">
            <text:p>0,271429</text:p>
          </table:table-cell>
          <table:table-cell office:value-type="float" office:value="0.207143">
            <text:p>0,207143</text:p>
          </table:table-cell>
          <table:table-cell office:value-type="float" office:value="0.2">
            <text:p>0,2</text:p>
          </table:table-cell>
          <table:table-cell office:value-type="float" office:value="0.157143">
            <text:p>0,157143</text:p>
          </table:table-cell>
          <table:table-cell office:value-type="float" office:value="0.221429">
            <text:p>0,221429</text:p>
          </table:table-cell>
          <table:table-cell office:value-type="float" office:value="0.192857">
            <text:p>0,192857</text:p>
          </table:table-cell>
          <table:table-cell office:value-type="float" office:value="0.185714">
            <text:p>0,185714</text:p>
          </table:table-cell>
          <table:table-cell office:value-type="float" office:value="0.164286">
            <text:p>0,164286</text:p>
          </table:table-cell>
          <table:table-cell office:value-type="float" office:value="0.142857">
            <text:p>0,142857</text:p>
          </table:table-cell>
          <table:table-cell office:value-type="float" office:value="0.128571">
            <text:p>0,128571</text:p>
          </table:table-cell>
          <table:table-cell office:value-type="float" office:value="0.085714">
            <text:p>0,085714</text:p>
          </table:table-cell>
          <table:table-cell office:value-type="float" office:value="0.114286">
            <text:p>0,114286</text:p>
          </table:table-cell>
          <table:table-cell table:number-columns-repeated="2" office:value-type="float" office:value="0.107143">
            <text:p>0,107143</text:p>
          </table:table-cell>
          <table:table-cell office:value-type="float" office:value="0.085714">
            <text:p>0,085714</text:p>
          </table:table-cell>
          <table:table-cell office:value-type="float" office:value="0.035714">
            <text:p>0,035714</text:p>
          </table:table-cell>
          <table:table-cell table:number-columns-repeated="2" office:value-type="float" office:value="0.078571">
            <text:p>0,078571</text:p>
          </table:table-cell>
          <table:table-cell office:value-type="float" office:value="0.064286">
            <text:p>0,064286</text:p>
          </table:table-cell>
          <table:table-cell table:number-columns-repeated="2" office:value-type="float" office:value="0.05">
            <text:p>0,05</text:p>
          </table:table-cell>
          <table:table-cell office:value-type="float" office:value="0.042857">
            <text:p>0,042857</text:p>
          </table:table-cell>
          <table:table-cell office:value-type="float" office:value="0.035714">
            <text:p>0,035714</text:p>
          </table:table-cell>
          <table:table-cell office:value-type="float" office:value="0.042857">
            <text:p>0,042857</text:p>
          </table:table-cell>
          <table:table-cell office:value-type="float" office:value="0.05">
            <text:p>0,05</text:p>
          </table:table-cell>
          <table:table-cell office:value-type="float" office:value="0.028571">
            <text:p>0,028571</text:p>
          </table:table-cell>
          <table:table-cell office:value-type="float" office:value="0.05">
            <text:p>0,05</text:p>
          </table:table-cell>
          <table:table-cell office:value-type="float" office:value="0.028571">
            <text:p>0,028571</text:p>
          </table:table-cell>
          <table:table-cell table:number-columns-repeated="3" office:value-type="float" office:value="0.035714">
            <text:p>0,035714</text:p>
          </table:table-cell>
          <table:table-cell office:value-type="float" office:value="0.042857">
            <text:p>0,042857</text:p>
          </table:table-cell>
          <table:table-cell table:number-columns-repeated="2" office:value-type="float" office:value="0.028571">
            <text:p>0,028571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4.05">
            <text:p>14,05</text:p>
          </table:table-cell>
          <table:table-cell office:value-type="float" office:value="13.7">
            <text:p>13,7</text:p>
          </table:table-cell>
          <table:table-cell office:value-type="float" office:value="12.666667">
            <text:p>12,666667</text:p>
          </table:table-cell>
          <table:table-cell office:value-type="float" office:value="12.083333">
            <text:p>12,083333</text:p>
          </table:table-cell>
          <table:table-cell office:value-type="float" office:value="11.433333">
            <text:p>11,433333</text:p>
          </table:table-cell>
          <table:table-cell office:value-type="float" office:value="10.25">
            <text:p>10,25</text:p>
          </table:table-cell>
          <table:table-cell office:value-type="float" office:value="9.75">
            <text:p>9,75</text:p>
          </table:table-cell>
          <table:table-cell office:value-type="float" office:value="9.683333">
            <text:p>9,683333</text:p>
          </table:table-cell>
          <table:table-cell office:value-type="float" office:value="8.7">
            <text:p>8,7</text:p>
          </table:table-cell>
          <table:table-cell office:value-type="float" office:value="8.85">
            <text:p>8,85</text:p>
          </table:table-cell>
          <table:table-cell office:value-type="float" office:value="8.1">
            <text:p>8,1</text:p>
          </table:table-cell>
          <table:table-cell office:value-type="float" office:value="8.133333">
            <text:p>8,133333</text:p>
          </table:table-cell>
          <table:table-cell office:value-type="float" office:value="6.966667">
            <text:p>6,966667</text:p>
          </table:table-cell>
          <table:table-cell office:value-type="float" office:value="6.6">
            <text:p>6,6</text:p>
          </table:table-cell>
          <table:table-cell office:value-type="float" office:value="6.433333">
            <text:p>6,433333</text:p>
          </table:table-cell>
          <table:table-cell office:value-type="float" office:value="5.983333">
            <text:p>5,983333</text:p>
          </table:table-cell>
          <table:table-cell office:value-type="float" office:value="5.45">
            <text:p>5,45</text:p>
          </table:table-cell>
          <table:table-cell office:value-type="float" office:value="5.416667">
            <text:p>5,416667</text:p>
          </table:table-cell>
          <table:table-cell office:value-type="float" office:value="4.6">
            <text:p>4,6</text:p>
          </table:table-cell>
          <table:table-cell office:value-type="float" office:value="4.85">
            <text:p>4,85</text:p>
          </table:table-cell>
          <table:table-cell office:value-type="float" office:value="5">
            <text:p>5</text:p>
          </table:table-cell>
          <table:table-cell office:value-type="float" office:value="4.333333">
            <text:p>4,333333</text:p>
          </table:table-cell>
          <table:table-cell office:value-type="float" office:value="3.916667">
            <text:p>3,916667</text:p>
          </table:table-cell>
          <table:table-cell office:value-type="float" office:value="3.283333">
            <text:p>3,283333</text:p>
          </table:table-cell>
          <table:table-cell office:value-type="float" office:value="3.883333">
            <text:p>3,883333</text:p>
          </table:table-cell>
          <table:table-cell office:value-type="float" office:value="3.433333">
            <text:p>3,433333</text:p>
          </table:table-cell>
          <table:table-cell office:value-type="float" office:value="3.316667">
            <text:p>3,316667</text:p>
          </table:table-cell>
          <table:table-cell office:value-type="float" office:value="2.716667">
            <text:p>2,716667</text:p>
          </table:table-cell>
          <table:table-cell office:value-type="float" office:value="3.116667">
            <text:p>3,116667</text:p>
          </table:table-cell>
          <table:table-cell office:value-type="float" office:value="2.633333">
            <text:p>2,633333</text:p>
          </table:table-cell>
          <table:table-cell office:value-type="float" office:value="2.5">
            <text:p>2,5</text:p>
          </table:table-cell>
          <table:table-cell office:value-type="float" office:value="2.7">
            <text:p>2,7</text:p>
          </table:table-cell>
          <table:table-cell office:value-type="float" office:value="1.933333">
            <text:p>1,933333</text:p>
          </table:table-cell>
          <table:table-cell office:value-type="float" office:value="2.1">
            <text:p>2,1</text:p>
          </table:table-cell>
          <table:table-cell office:value-type="float" office:value="2.083333">
            <text:p>2,083333</text:p>
          </table:table-cell>
          <table:table-cell office:value-type="float" office:value="1.95">
            <text:p>1,95</text:p>
          </table:table-cell>
          <table:table-cell office:value-type="float" office:value="1.866667">
            <text:p>1,866667</text:p>
          </table:table-cell>
          <table:table-cell office:value-type="float" office:value="1.733333">
            <text:p>1,733333</text:p>
          </table:table-cell>
          <table:table-cell office:value-type="float" office:value="1.433333">
            <text:p>1,433333</text:p>
          </table:table-cell>
          <table:table-cell office:value-type="float" office:value="1.383333">
            <text:p>1,383333</text:p>
          </table:table-cell>
          <table:table-cell office:value-type="float" office:value="1.483333">
            <text:p>1,483333</text:p>
          </table:table-cell>
          <table:table-cell office:value-type="float" office:value="1.416667">
            <text:p>1,416667</text:p>
          </table:table-cell>
          <table:table-cell office:value-type="float" office:value="1.25">
            <text:p>1,25</text:p>
          </table:table-cell>
          <table:table-cell office:value-type="float" office:value="1.166667">
            <text:p>1,166667</text:p>
          </table:table-cell>
          <table:table-cell office:value-type="float" office:value="1.216667">
            <text:p>1,21666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95">
            <text:p>0,95</text:p>
          </table:table-cell>
          <table:table-cell table:number-columns-repeated="2" office:value-type="float" office:value="0.733333">
            <text:p>0,733333</text:p>
          </table:table-cell>
          <table:table-cell office:value-type="float" office:value="0.916667">
            <text:p>0,916667</text:p>
          </table:table-cell>
          <table:table-cell office:value-type="float" office:value="0.733333">
            <text:p>0,733333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.683333">
            <text:p>0,683333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566667">
            <text:p>0,566667</text:p>
          </table:table-cell>
          <table:table-cell office:value-type="float" office:value="0.483333">
            <text:p>0,483333</text:p>
          </table:table-cell>
          <table:table-cell office:value-type="float" office:value="0.533333">
            <text:p>0,533333</text:p>
          </table:table-cell>
          <table:table-cell office:value-type="float" office:value="0.416667">
            <text:p>0,416667</text:p>
          </table:table-cell>
          <table:table-cell office:value-type="float" office:value="0.516667">
            <text:p>0,516667</text:p>
          </table:table-cell>
          <table:table-cell office:value-type="float" office:value="0.283333">
            <text:p>0,283333</text:p>
          </table:table-cell>
          <table:table-cell office:value-type="float" office:value="0.383333">
            <text:p>0,383333</text:p>
          </table:table-cell>
          <table:table-cell office:value-type="float" office:value="0.25">
            <text:p>0,25</text:p>
          </table:table-cell>
          <table:table-cell office:value-type="float" office:value="0.183333">
            <text:p>0,183333</text:p>
          </table:table-cell>
          <table:table-cell office:value-type="float" office:value="0.2">
            <text:p>0,2</text:p>
          </table:table-cell>
          <table:table-cell office:value-type="float" office:value="0.266667">
            <text:p>0,266667</text:p>
          </table:table-cell>
          <table:table-cell office:value-type="float" office:value="0.25">
            <text:p>0,25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.15">
            <text:p>0,15</text:p>
          </table:table-cell>
          <table:table-cell table:number-columns-repeated="2" office:value-type="float" office:value="0.133333">
            <text:p>0,133333</text:p>
          </table:table-cell>
          <table:table-cell table:number-columns-repeated="2" office:value-type="float" office:value="0.15">
            <text:p>0,15</text:p>
          </table:table-cell>
          <table:table-cell office:value-type="float" office:value="0.183333">
            <text:p>0,183333</text:p>
          </table:table-cell>
          <table:table-cell table:number-columns-repeated="2" office:value-type="float" office:value="0.116667">
            <text:p>0,116667</text:p>
          </table:table-cell>
          <table:table-cell table:number-columns-repeated="2" office:value-type="float" office:value="0.083333">
            <text:p>0,083333</text:p>
          </table:table-cell>
          <table:table-cell office:value-type="float" office:value="0.15">
            <text:p>0,15</text:p>
          </table:table-cell>
          <table:table-cell office:value-type="float" office:value="0.05">
            <text:p>0,05</text:p>
          </table:table-cell>
          <table:table-cell office:value-type="float" office:value="0.033333">
            <text:p>0,033333</text:p>
          </table:table-cell>
          <table:table-cell table:number-columns-repeated="3" office:value-type="float" office:value="0.05">
            <text:p>0,05</text:p>
          </table:table-cell>
          <table:table-cell office:value-type="float" office:value="0.033333">
            <text:p>0,033333</text:p>
          </table:table-cell>
          <table:table-cell office:value-type="float" office:value="0.05">
            <text:p>0,05</text:p>
          </table:table-cell>
          <table:table-cell office:value-type="float" office:value="0.016667">
            <text:p>0,016667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office:value-type="float" office:value="0.05">
            <text:p>0,05</text:p>
          </table:table-cell>
          <table:table-cell table:number-columns-repeated="3" office:value-type="float" office:value="0.016667">
            <text:p>0,016667</text:p>
          </table:table-cell>
          <table:table-cell office:value-type="float" office:value="0">
            <text:p>0</text:p>
          </table:table-cell>
          <table:table-cell table:number-columns-repeated="2" office:value-type="float" office:value="0.033333">
            <text:p>0,033333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14.65">
            <text:p>14,65</text:p>
          </table:table-cell>
          <table:table-cell office:value-type="float" office:value="13.892857">
            <text:p>13,892857</text:p>
          </table:table-cell>
          <table:table-cell office:value-type="float" office:value="13.664286">
            <text:p>13,664286</text:p>
          </table:table-cell>
          <table:table-cell office:value-type="float" office:value="13.457143">
            <text:p>13,457143</text:p>
          </table:table-cell>
          <table:table-cell office:value-type="float" office:value="12.814286">
            <text:p>12,814286</text:p>
          </table:table-cell>
          <table:table-cell office:value-type="float" office:value="12.2">
            <text:p>12,2</text:p>
          </table:table-cell>
          <table:table-cell office:value-type="float" office:value="11.885714">
            <text:p>11,885714</text:p>
          </table:table-cell>
          <table:table-cell office:value-type="float" office:value="11.392857">
            <text:p>11,392857</text:p>
          </table:table-cell>
          <table:table-cell office:value-type="float" office:value="10.642857">
            <text:p>10,642857</text:p>
          </table:table-cell>
          <table:table-cell office:value-type="float" office:value="10.314286">
            <text:p>10,314286</text:p>
          </table:table-cell>
          <table:table-cell office:value-type="float" office:value="9.7">
            <text:p>9,7</text:p>
          </table:table-cell>
          <table:table-cell office:value-type="float" office:value="9.435714">
            <text:p>9,435714</text:p>
          </table:table-cell>
          <table:table-cell office:value-type="float" office:value="9.457143">
            <text:p>9,457143</text:p>
          </table:table-cell>
          <table:table-cell office:value-type="float" office:value="8.7">
            <text:p>8,7</text:p>
          </table:table-cell>
          <table:table-cell office:value-type="float" office:value="8.321429">
            <text:p>8,321429</text:p>
          </table:table-cell>
          <table:table-cell office:value-type="float" office:value="7.864286">
            <text:p>7,864286</text:p>
          </table:table-cell>
          <table:table-cell office:value-type="float" office:value="7.521429">
            <text:p>7,521429</text:p>
          </table:table-cell>
          <table:table-cell office:value-type="float" office:value="7.214286">
            <text:p>7,214286</text:p>
          </table:table-cell>
          <table:table-cell office:value-type="float" office:value="6.842857">
            <text:p>6,842857</text:p>
          </table:table-cell>
          <table:table-cell office:value-type="float" office:value="6.585714">
            <text:p>6,585714</text:p>
          </table:table-cell>
          <table:table-cell office:value-type="float" office:value="6.264286">
            <text:p>6,264286</text:p>
          </table:table-cell>
          <table:table-cell office:value-type="float" office:value="5.878571">
            <text:p>5,878571</text:p>
          </table:table-cell>
          <table:table-cell office:value-type="float" office:value="5.678571">
            <text:p>5,678571</text:p>
          </table:table-cell>
          <table:table-cell office:value-type="float" office:value="5.371429">
            <text:p>5,371429</text:p>
          </table:table-cell>
          <table:table-cell office:value-type="float" office:value="5.042857">
            <text:p>5,042857</text:p>
          </table:table-cell>
          <table:table-cell office:value-type="float" office:value="4.778571">
            <text:p>4,778571</text:p>
          </table:table-cell>
          <table:table-cell office:value-type="float" office:value="4.664286">
            <text:p>4,664286</text:p>
          </table:table-cell>
          <table:table-cell office:value-type="float" office:value="4.292857">
            <text:p>4,292857</text:p>
          </table:table-cell>
          <table:table-cell office:value-type="float" office:value="4.342857">
            <text:p>4,342857</text:p>
          </table:table-cell>
          <table:table-cell office:value-type="float" office:value="3.857143">
            <text:p>3,857143</text:p>
          </table:table-cell>
          <table:table-cell office:value-type="float" office:value="3.7">
            <text:p>3,7</text:p>
          </table:table-cell>
          <table:table-cell office:value-type="float" office:value="3.55">
            <text:p>3,55</text:p>
          </table:table-cell>
          <table:table-cell office:value-type="float" office:value="3.335714">
            <text:p>3,335714</text:p>
          </table:table-cell>
          <table:table-cell office:value-type="float" office:value="3.114286">
            <text:p>3,114286</text:p>
          </table:table-cell>
          <table:table-cell office:value-type="float" office:value="3.064286">
            <text:p>3,064286</text:p>
          </table:table-cell>
          <table:table-cell office:value-type="float" office:value="2.914286">
            <text:p>2,914286</text:p>
          </table:table-cell>
          <table:table-cell office:value-type="float" office:value="2.842857">
            <text:p>2,842857</text:p>
          </table:table-cell>
          <table:table-cell office:value-type="float" office:value="2.578571">
            <text:p>2,578571</text:p>
          </table:table-cell>
          <table:table-cell office:value-type="float" office:value="2.357143">
            <text:p>2,357143</text:p>
          </table:table-cell>
          <table:table-cell office:value-type="float" office:value="2.121429">
            <text:p>2,121429</text:p>
          </table:table-cell>
          <table:table-cell office:value-type="float" office:value="2.064286">
            <text:p>2,064286</text:p>
          </table:table-cell>
          <table:table-cell office:value-type="float" office:value="1.807143">
            <text:p>1,807143</text:p>
          </table:table-cell>
          <table:table-cell office:value-type="float" office:value="1.75">
            <text:p>1,75</text:p>
          </table:table-cell>
          <table:table-cell office:value-type="float" office:value="1.671429">
            <text:p>1,671429</text:p>
          </table:table-cell>
          <table:table-cell office:value-type="float" office:value="1.592857">
            <text:p>1,592857</text:p>
          </table:table-cell>
          <table:table-cell table:number-columns-repeated="2" office:value-type="float" office:value="1.428571">
            <text:p>1,428571</text:p>
          </table:table-cell>
          <table:table-cell office:value-type="float" office:value="1.357143">
            <text:p>1,357143</text:p>
          </table:table-cell>
          <table:table-cell office:value-type="float" office:value="1.2">
            <text:p>1,2</text:p>
          </table:table-cell>
          <table:table-cell office:value-type="float" office:value="1.1">
            <text:p>1,1</text:p>
          </table:table-cell>
          <table:table-cell office:value-type="float" office:value="1.064286">
            <text:p>1,064286</text:p>
          </table:table-cell>
          <table:table-cell office:value-type="float" office:value="0.928571">
            <text:p>0,928571</text:p>
          </table:table-cell>
          <table:table-cell office:value-type="float" office:value="0.964286">
            <text:p>0,964286</text:p>
          </table:table-cell>
          <table:table-cell office:value-type="float" office:value="0.871429">
            <text:p>0,871429</text:p>
          </table:table-cell>
          <table:table-cell office:value-type="float" office:value="0.842857">
            <text:p>0,842857</text:p>
          </table:table-cell>
          <table:table-cell office:value-type="float" office:value="0.8">
            <text:p>0,8</text:p>
          </table:table-cell>
          <table:table-cell office:value-type="float" office:value="0.742857">
            <text:p>0,742857</text:p>
          </table:table-cell>
          <table:table-cell office:value-type="float" office:value="0.685714">
            <text:p>0,685714</text:p>
          </table:table-cell>
          <table:table-cell office:value-type="float" office:value="0.635714">
            <text:p>0,635714</text:p>
          </table:table-cell>
          <table:table-cell office:value-type="float" office:value="0.585714">
            <text:p>0,585714</text:p>
          </table:table-cell>
          <table:table-cell office:value-type="float" office:value="0.557143">
            <text:p>0,557143</text:p>
          </table:table-cell>
          <table:table-cell office:value-type="float" office:value="0.55">
            <text:p>0,55</text:p>
          </table:table-cell>
          <table:table-cell office:value-type="float" office:value="0.485714">
            <text:p>0,485714</text:p>
          </table:table-cell>
          <table:table-cell office:value-type="float" office:value="0.507143">
            <text:p>0,507143</text:p>
          </table:table-cell>
          <table:table-cell office:value-type="float" office:value="0.385714">
            <text:p>0,385714</text:p>
          </table:table-cell>
          <table:table-cell office:value-type="float" office:value="0.378571">
            <text:p>0,378571</text:p>
          </table:table-cell>
          <table:table-cell office:value-type="float" office:value="0.371429">
            <text:p>0,371429</text:p>
          </table:table-cell>
          <table:table-cell office:value-type="float" office:value="0.328571">
            <text:p>0,328571</text:p>
          </table:table-cell>
          <table:table-cell office:value-type="float" office:value="0.292857">
            <text:p>0,292857</text:p>
          </table:table-cell>
          <table:table-cell office:value-type="float" office:value="0.335714">
            <text:p>0,335714</text:p>
          </table:table-cell>
          <table:table-cell office:value-type="float" office:value="0.292857">
            <text:p>0,292857</text:p>
          </table:table-cell>
          <table:table-cell office:value-type="float" office:value="0.178571">
            <text:p>0,178571</text:p>
          </table:table-cell>
          <table:table-cell office:value-type="float" office:value="0.214286">
            <text:p>0,214286</text:p>
          </table:table-cell>
          <table:table-cell office:value-type="float" office:value="0.192857">
            <text:p>0,192857</text:p>
          </table:table-cell>
          <table:table-cell office:value-type="float" office:value="0.178571">
            <text:p>0,178571</text:p>
          </table:table-cell>
          <table:table-cell office:value-type="float" office:value="0.121429">
            <text:p>0,121429</text:p>
          </table:table-cell>
          <table:table-cell office:value-type="float" office:value="0.114286">
            <text:p>0,114286</text:p>
          </table:table-cell>
          <table:table-cell office:value-type="float" office:value="0.121429">
            <text:p>0,121429</text:p>
          </table:table-cell>
          <table:table-cell office:value-type="float" office:value="0.092857">
            <text:p>0,092857</text:p>
          </table:table-cell>
          <table:table-cell office:value-type="float" office:value="0.078571">
            <text:p>0,078571</text:p>
          </table:table-cell>
          <table:table-cell office:value-type="float" office:value="0.05">
            <text:p>0,05</text:p>
          </table:table-cell>
          <table:table-cell office:value-type="float" office:value="0.064286">
            <text:p>0,064286</text:p>
          </table:table-cell>
          <table:table-cell office:value-type="float" office:value="0.05">
            <text:p>0,05</text:p>
          </table:table-cell>
          <table:table-cell office:value-type="float" office:value="0.064286">
            <text:p>0,064286</text:p>
          </table:table-cell>
          <table:table-cell table:number-columns-repeated="2" office:value-type="float" office:value="0.057143">
            <text:p>0,057143</text:p>
          </table:table-cell>
          <table:table-cell office:value-type="float" office:value="0.035714">
            <text:p>0,035714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.042857">
            <text:p>0,042857</text:p>
          </table:table-cell>
          <table:table-cell office:value-type="float" office:value="0.035714">
            <text:p>0,035714</text:p>
          </table:table-cell>
          <table:table-cell office:value-type="float" office:value="0.007143">
            <text:p>0,007143</text:p>
          </table:table-cell>
          <table:table-cell office:value-type="float" office:value="0.028571">
            <text:p>0,028571</text:p>
          </table:table-cell>
          <table:table-cell table:number-columns-repeated="2" office:value-type="float" office:value="0.035714">
            <text:p>0,035714</text:p>
          </table:table-cell>
          <table:table-cell office:value-type="float" office:value="0.028571">
            <text:p>0,028571</text:p>
          </table:table-cell>
          <table:table-cell office:value-type="float" office:value="0.014286">
            <text:p>0,014286</text:p>
          </table:table-cell>
          <table:table-cell office:value-type="float" office:value="0.007143">
            <text:p>0,007143</text:p>
          </table:table-cell>
          <table:table-cell office:value-type="float" office:value="0">
            <text:p>0</text:p>
          </table:table-cell>
          <table:table-cell office:value-type="float" office:value="0.007143">
            <text:p>0,007143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14.433333">
            <text:p>14,433333</text:p>
          </table:table-cell>
          <table:table-cell office:value-type="float" office:value="14.566667">
            <text:p>14,566667</text:p>
          </table:table-cell>
          <table:table-cell office:value-type="float" office:value="13.366667">
            <text:p>13,366667</text:p>
          </table:table-cell>
          <table:table-cell office:value-type="float" office:value="12.15">
            <text:p>12,15</text:p>
          </table:table-cell>
          <table:table-cell office:value-type="float" office:value="11.966667">
            <text:p>11,966667</text:p>
          </table:table-cell>
          <table:table-cell office:value-type="float" office:value="12.1">
            <text:p>12,1</text:p>
          </table:table-cell>
          <table:table-cell office:value-type="float" office:value="11.05">
            <text:p>11,05</text:p>
          </table:table-cell>
          <table:table-cell office:value-type="float" office:value="10.666667">
            <text:p>10,666667</text:p>
          </table:table-cell>
          <table:table-cell office:value-type="float" office:value="10.733333">
            <text:p>10,733333</text:p>
          </table:table-cell>
          <table:table-cell office:value-type="float" office:value="10.133333">
            <text:p>10,133333</text:p>
          </table:table-cell>
          <table:table-cell office:value-type="float" office:value="10.45">
            <text:p>10,45</text:p>
          </table:table-cell>
          <table:table-cell office:value-type="float" office:value="9.85">
            <text:p>9,85</text:p>
          </table:table-cell>
          <table:table-cell office:value-type="float" office:value="8.366667">
            <text:p>8,366667</text:p>
          </table:table-cell>
          <table:table-cell office:value-type="float" office:value="8.466667">
            <text:p>8,466667</text:p>
          </table:table-cell>
          <table:table-cell office:value-type="float" office:value="8.066667">
            <text:p>8,066667</text:p>
          </table:table-cell>
          <table:table-cell office:value-type="float" office:value="7.966667">
            <text:p>7,966667</text:p>
          </table:table-cell>
          <table:table-cell office:value-type="float" office:value="7.516667">
            <text:p>7,516667</text:p>
          </table:table-cell>
          <table:table-cell office:value-type="float" office:value="7.116667">
            <text:p>7,116667</text:p>
          </table:table-cell>
          <table:table-cell office:value-type="float" office:value="6.933333">
            <text:p>6,933333</text:p>
          </table:table-cell>
          <table:table-cell office:value-type="float" office:value="6.366667">
            <text:p>6,366667</text:p>
          </table:table-cell>
          <table:table-cell office:value-type="float" office:value="5.866667">
            <text:p>5,866667</text:p>
          </table:table-cell>
          <table:table-cell office:value-type="float" office:value="5.95">
            <text:p>5,95</text:p>
          </table:table-cell>
          <table:table-cell office:value-type="float" office:value="5.616667">
            <text:p>5,616667</text:p>
          </table:table-cell>
          <table:table-cell office:value-type="float" office:value="5.333333">
            <text:p>5,333333</text:p>
          </table:table-cell>
          <table:table-cell office:value-type="float" office:value="5.066667">
            <text:p>5,066667</text:p>
          </table:table-cell>
          <table:table-cell office:value-type="float" office:value="4.733333">
            <text:p>4,733333</text:p>
          </table:table-cell>
          <table:table-cell office:value-type="float" office:value="4.466667">
            <text:p>4,466667</text:p>
          </table:table-cell>
          <table:table-cell office:value-type="float" office:value="4.516667">
            <text:p>4,516667</text:p>
          </table:table-cell>
          <table:table-cell office:value-type="float" office:value="3.6">
            <text:p>3,6</text:p>
          </table:table-cell>
          <table:table-cell office:value-type="float" office:value="4.016667">
            <text:p>4,016667</text:p>
          </table:table-cell>
          <table:table-cell office:value-type="float" office:value="3.6">
            <text:p>3,6</text:p>
          </table:table-cell>
          <table:table-cell office:value-type="float" office:value="3.283333">
            <text:p>3,283333</text:p>
          </table:table-cell>
          <table:table-cell office:value-type="float" office:value="3.25">
            <text:p>3,25</text:p>
          </table:table-cell>
          <table:table-cell office:value-type="float" office:value="3.116667">
            <text:p>3,116667</text:p>
          </table:table-cell>
          <table:table-cell office:value-type="float" office:value="2.883333">
            <text:p>2,883333</text:p>
          </table:table-cell>
          <table:table-cell office:value-type="float" office:value="2.666667">
            <text:p>2,666667</text:p>
          </table:table-cell>
          <table:table-cell office:value-type="float" office:value="2.2">
            <text:p>2,2</text:p>
          </table:table-cell>
          <table:table-cell office:value-type="float" office:value="2.4">
            <text:p>2,4</text:p>
          </table:table-cell>
          <table:table-cell office:value-type="float" office:value="2.35">
            <text:p>2,35</text:p>
          </table:table-cell>
          <table:table-cell office:value-type="float" office:value="2.283333">
            <text:p>2,283333</text:p>
          </table:table-cell>
          <table:table-cell office:value-type="float" office:value="2.016667">
            <text:p>2,016667</text:p>
          </table:table-cell>
          <table:table-cell office:value-type="float" office:value="2.2">
            <text:p>2,2</text:p>
          </table:table-cell>
          <table:table-cell office:value-type="float" office:value="1.85">
            <text:p>1,85</text:p>
          </table:table-cell>
          <table:table-cell office:value-type="float" office:value="1.633333">
            <text:p>1,633333</text:p>
          </table:table-cell>
          <table:table-cell office:value-type="float" office:value="1.483333">
            <text:p>1,483333</text:p>
          </table:table-cell>
          <table:table-cell office:value-type="float" office:value="1.466667">
            <text:p>1,466667</text:p>
          </table:table-cell>
          <table:table-cell office:value-type="float" office:value="1.2">
            <text:p>1,2</text:p>
          </table:table-cell>
          <table:table-cell office:value-type="float" office:value="1.133333">
            <text:p>1,133333</text:p>
          </table:table-cell>
          <table:table-cell office:value-type="float" office:value="1.266667">
            <text:p>1,266667</text:p>
          </table:table-cell>
          <table:table-cell office:value-type="float" office:value="1.2">
            <text:p>1,2</text:p>
          </table:table-cell>
          <table:table-cell office:value-type="float" office:value="0.95">
            <text:p>0,95</text:p>
          </table:table-cell>
          <table:table-cell office:value-type="float" office:value="1.066667">
            <text:p>1,066667</text:p>
          </table:table-cell>
          <table:table-cell office:value-type="float" office:value="0.833333">
            <text:p>0,833333</text:p>
          </table:table-cell>
          <table:table-cell office:value-type="float" office:value="0.916667">
            <text:p>0,916667</text:p>
          </table:table-cell>
          <table:table-cell office:value-type="float" office:value="0.783333">
            <text:p>0,783333</text:p>
          </table:table-cell>
          <table:table-cell office:value-type="float" office:value="0.766667">
            <text:p>0,766667</text:p>
          </table:table-cell>
          <table:table-cell table:number-columns-repeated="2" office:value-type="float" office:value="0.7">
            <text:p>0,7</text:p>
          </table:table-cell>
          <table:table-cell office:value-type="float" office:value="0.716667">
            <text:p>0,716667</text:p>
          </table:table-cell>
          <table:table-cell office:value-type="float" office:value="0.633333">
            <text:p>0,633333</text:p>
          </table:table-cell>
          <table:table-cell office:value-type="float" office:value="0.6">
            <text:p>0,6</text:p>
          </table:table-cell>
          <table:table-cell office:value-type="float" office:value="0.483333">
            <text:p>0,483333</text:p>
          </table:table-cell>
          <table:table-cell office:value-type="float" office:value="0.516667">
            <text:p>0,516667</text:p>
          </table:table-cell>
          <table:table-cell office:value-type="float" office:value="0.35">
            <text:p>0,35</text:p>
          </table:table-cell>
          <table:table-cell office:value-type="float" office:value="0.5">
            <text:p>0,5</text:p>
          </table:table-cell>
          <table:table-cell office:value-type="float" office:value="0.433333">
            <text:p>0,433333</text:p>
          </table:table-cell>
          <table:table-cell office:value-type="float" office:value="0.35">
            <text:p>0,35</text:p>
          </table:table-cell>
          <table:table-cell office:value-type="float" office:value="0.316667">
            <text:p>0,316667</text:p>
          </table:table-cell>
          <table:table-cell office:value-type="float" office:value="0.366667">
            <text:p>0,366667</text:p>
          </table:table-cell>
          <table:table-cell office:value-type="float" office:value="0.15">
            <text:p>0,15</text:p>
          </table:table-cell>
          <table:table-cell office:value-type="float" office:value="0.166667">
            <text:p>0,166667</text:p>
          </table:table-cell>
          <table:table-cell office:value-type="float" office:value="0.266667">
            <text:p>0,266667</text:p>
          </table:table-cell>
          <table:table-cell office:value-type="float" office:value="0.166667">
            <text:p>0,166667</text:p>
          </table:table-cell>
          <table:table-cell office:value-type="float" office:value="0.116667">
            <text:p>0,116667</text:p>
          </table:table-cell>
          <table:table-cell office:value-type="float" office:value="0.133333">
            <text:p>0,133333</text:p>
          </table:table-cell>
          <table:table-cell office:value-type="float" office:value="0.15">
            <text:p>0,15</text:p>
          </table:table-cell>
          <table:table-cell office:value-type="float" office:value="0.133333">
            <text:p>0,133333</text:p>
          </table:table-cell>
          <table:table-cell office:value-type="float" office:value="0.066667">
            <text:p>0,066667</text:p>
          </table:table-cell>
          <table:table-cell office:value-type="float" office:value="0.083333">
            <text:p>0,083333</text:p>
          </table:table-cell>
          <table:table-cell office:value-type="float" office:value="0.066667">
            <text:p>0,066667</text:p>
          </table:table-cell>
          <table:table-cell office:value-type="float" office:value="0.083333">
            <text:p>0,083333</text:p>
          </table:table-cell>
          <table:table-cell office:value-type="float" office:value="0.033333">
            <text:p>0,033333</text:p>
          </table:table-cell>
          <table:table-cell office:value-type="float" office:value="0.066667">
            <text:p>0,066667</text:p>
          </table:table-cell>
          <table:table-cell table:number-columns-repeated="2" office:value-type="float" office:value="0.033333">
            <text:p>0,033333</text:p>
          </table:table-cell>
          <table:table-cell office:value-type="float" office:value="0.016667">
            <text:p>0,016667</text:p>
          </table:table-cell>
          <table:table-cell office:value-type="float" office:value="0.05">
            <text:p>0,05</text:p>
          </table:table-cell>
          <table:table-cell office:value-type="float" office:value="0.016667">
            <text:p>0,016667</text:p>
          </table:table-cell>
          <table:table-cell table:number-columns-repeated="3" office:value-type="float" office:value="0.033333">
            <text:p>0,033333</text:p>
          </table:table-cell>
          <table:table-cell office:value-type="float" office:value="0.083333">
            <text:p>0,083333</text:p>
          </table:table-cell>
          <table:table-cell office:value-type="float" office:value="0.033333">
            <text:p>0,033333</text:p>
          </table:table-cell>
          <table:table-cell table:number-columns-repeated="6" office:value-type="float" office:value="0.016667">
            <text:p>0,0166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Training Set Error</text:p>
          </table:table-cell>
          <table:table-cell office:value-type="float" office:value="36.428571">
            <text:p>36,428571</text:p>
          </table:table-cell>
          <table:table-cell office:value-type="float" office:value="35.128571">
            <text:p>35,128571</text:p>
          </table:table-cell>
          <table:table-cell office:value-type="float" office:value="34.642857">
            <text:p>34,642857</text:p>
          </table:table-cell>
          <table:table-cell office:value-type="float" office:value="33.4">
            <text:p>33,4</text:p>
          </table:table-cell>
          <table:table-cell office:value-type="float" office:value="32.657143">
            <text:p>32,657143</text:p>
          </table:table-cell>
          <table:table-cell office:value-type="float" office:value="31.664286">
            <text:p>31,664286</text:p>
          </table:table-cell>
          <table:table-cell office:value-type="float" office:value="30.564286">
            <text:p>30,564286</text:p>
          </table:table-cell>
          <table:table-cell office:value-type="float" office:value="29.621429">
            <text:p>29,621429</text:p>
          </table:table-cell>
          <table:table-cell office:value-type="float" office:value="28.742857">
            <text:p>28,742857</text:p>
          </table:table-cell>
          <table:table-cell office:value-type="float" office:value="27.942857">
            <text:p>27,942857</text:p>
          </table:table-cell>
          <table:table-cell office:value-type="float" office:value="26.892857">
            <text:p>26,892857</text:p>
          </table:table-cell>
          <table:table-cell office:value-type="float" office:value="25.842857">
            <text:p>25,842857</text:p>
          </table:table-cell>
          <table:table-cell office:value-type="float" office:value="25.635714">
            <text:p>25,635714</text:p>
          </table:table-cell>
          <table:table-cell office:value-type="float" office:value="24.557143">
            <text:p>24,557143</text:p>
          </table:table-cell>
          <table:table-cell office:value-type="float" office:value="23.714286">
            <text:p>23,714286</text:p>
          </table:table-cell>
          <table:table-cell office:value-type="float" office:value="22.942857">
            <text:p>22,942857</text:p>
          </table:table-cell>
          <table:table-cell office:value-type="float" office:value="22.042857">
            <text:p>22,042857</text:p>
          </table:table-cell>
          <table:table-cell office:value-type="float" office:value="20.985714">
            <text:p>20,985714</text:p>
          </table:table-cell>
          <table:table-cell office:value-type="float" office:value="20.585714">
            <text:p>20,585714</text:p>
          </table:table-cell>
          <table:table-cell office:value-type="float" office:value="19.807143">
            <text:p>19,807143</text:p>
          </table:table-cell>
          <table:table-cell office:value-type="float" office:value="19">
            <text:p>19</text:p>
          </table:table-cell>
          <table:table-cell office:value-type="float" office:value="18.392857">
            <text:p>18,392857</text:p>
          </table:table-cell>
          <table:table-cell office:value-type="float" office:value="17.364286">
            <text:p>17,364286</text:p>
          </table:table-cell>
          <table:table-cell office:value-type="float" office:value="16.821429">
            <text:p>16,821429</text:p>
          </table:table-cell>
          <table:table-cell office:value-type="float" office:value="16.242857">
            <text:p>16,242857</text:p>
          </table:table-cell>
          <table:table-cell office:value-type="float" office:value="15.657143">
            <text:p>15,657143</text:p>
          </table:table-cell>
          <table:table-cell office:value-type="float" office:value="15.107143">
            <text:p>15,107143</text:p>
          </table:table-cell>
          <table:table-cell office:value-type="float" office:value="14.714286">
            <text:p>14,714286</text:p>
          </table:table-cell>
          <table:table-cell office:value-type="float" office:value="13.942857">
            <text:p>13,942857</text:p>
          </table:table-cell>
          <table:table-cell office:value-type="float" office:value="13.328571">
            <text:p>13,328571</text:p>
          </table:table-cell>
          <table:table-cell office:value-type="float" office:value="12.985714">
            <text:p>12,985714</text:p>
          </table:table-cell>
          <table:table-cell office:value-type="float" office:value="12.342857">
            <text:p>12,342857</text:p>
          </table:table-cell>
          <table:table-cell office:value-type="float" office:value="12.014286">
            <text:p>12,014286</text:p>
          </table:table-cell>
          <table:table-cell office:value-type="float" office:value="11.164286">
            <text:p>11,164286</text:p>
          </table:table-cell>
          <table:table-cell office:value-type="float" office:value="11.021429">
            <text:p>11,021429</text:p>
          </table:table-cell>
          <table:table-cell office:value-type="float" office:value="10.65">
            <text:p>10,65</text:p>
          </table:table-cell>
          <table:table-cell office:value-type="float" office:value="10.471429">
            <text:p>10,471429</text:p>
          </table:table-cell>
          <table:table-cell office:value-type="float" office:value="9.764286">
            <text:p>9,764286</text:p>
          </table:table-cell>
          <table:table-cell office:value-type="float" office:value="9.142857">
            <text:p>9,142857</text:p>
          </table:table-cell>
          <table:table-cell office:value-type="float" office:value="9.021429">
            <text:p>9,021429</text:p>
          </table:table-cell>
          <table:table-cell office:value-type="float" office:value="8.328571">
            <text:p>8,328571</text:p>
          </table:table-cell>
          <table:table-cell office:value-type="float" office:value="8.092857">
            <text:p>8,092857</text:p>
          </table:table-cell>
          <table:table-cell office:value-type="float" office:value="7.914286">
            <text:p>7,914286</text:p>
          </table:table-cell>
          <table:table-cell office:value-type="float" office:value="7.592857">
            <text:p>7,592857</text:p>
          </table:table-cell>
          <table:table-cell office:value-type="float" office:value="7.271429">
            <text:p>7,271429</text:p>
          </table:table-cell>
          <table:table-cell office:value-type="float" office:value="6.871429">
            <text:p>6,871429</text:p>
          </table:table-cell>
          <table:table-cell office:value-type="float" office:value="6.378571">
            <text:p>6,378571</text:p>
          </table:table-cell>
          <table:table-cell office:value-type="float" office:value="6.314286">
            <text:p>6,314286</text:p>
          </table:table-cell>
          <table:table-cell office:value-type="float" office:value="5.821429">
            <text:p>5,821429</text:p>
          </table:table-cell>
          <table:table-cell office:value-type="float" office:value="5.578571">
            <text:p>5,578571</text:p>
          </table:table-cell>
          <table:table-cell office:value-type="float" office:value="5.442857">
            <text:p>5,442857</text:p>
          </table:table-cell>
          <table:table-cell office:value-type="float" office:value="5.171429">
            <text:p>5,171429</text:p>
          </table:table-cell>
          <table:table-cell office:value-type="float" office:value="4.921429">
            <text:p>4,921429</text:p>
          </table:table-cell>
          <table:table-cell office:value-type="float" office:value="4.571429">
            <text:p>4,571429</text:p>
          </table:table-cell>
          <table:table-cell office:value-type="float" office:value="4.342857">
            <text:p>4,342857</text:p>
          </table:table-cell>
          <table:table-cell office:value-type="float" office:value="4.064286">
            <text:p>4,064286</text:p>
          </table:table-cell>
          <table:table-cell office:value-type="float" office:value="3.914286">
            <text:p>3,914286</text:p>
          </table:table-cell>
          <table:table-cell office:value-type="float" office:value="3.764286">
            <text:p>3,764286</text:p>
          </table:table-cell>
          <table:table-cell office:value-type="float" office:value="3.792857">
            <text:p>3,792857</text:p>
          </table:table-cell>
          <table:table-cell office:value-type="float" office:value="3.457143">
            <text:p>3,457143</text:p>
          </table:table-cell>
          <table:table-cell office:value-type="float" office:value="3.257143">
            <text:p>3,257143</text:p>
          </table:table-cell>
          <table:table-cell office:value-type="float" office:value="3.292857">
            <text:p>3,292857</text:p>
          </table:table-cell>
          <table:table-cell office:value-type="float" office:value="3.007143">
            <text:p>3,007143</text:p>
          </table:table-cell>
          <table:table-cell office:value-type="float" office:value="2.835714">
            <text:p>2,835714</text:p>
          </table:table-cell>
          <table:table-cell office:value-type="float" office:value="2.678571">
            <text:p>2,678571</text:p>
          </table:table-cell>
          <table:table-cell office:value-type="float" office:value="2.664286">
            <text:p>2,664286</text:p>
          </table:table-cell>
          <table:table-cell office:value-type="float" office:value="2.485714">
            <text:p>2,485714</text:p>
          </table:table-cell>
          <table:table-cell office:value-type="float" office:value="2.342857">
            <text:p>2,342857</text:p>
          </table:table-cell>
          <table:table-cell office:value-type="float" office:value="2.264286">
            <text:p>2,264286</text:p>
          </table:table-cell>
          <table:table-cell office:value-type="float" office:value="2.192857">
            <text:p>2,192857</text:p>
          </table:table-cell>
          <table:table-cell office:value-type="float" office:value="1.978571">
            <text:p>1,978571</text:p>
          </table:table-cell>
          <table:table-cell office:value-type="float" office:value="2.021429">
            <text:p>2,021429</text:p>
          </table:table-cell>
          <table:table-cell office:value-type="float" office:value="1.807143">
            <text:p>1,807143</text:p>
          </table:table-cell>
          <table:table-cell office:value-type="float" office:value="1.7">
            <text:p>1,7</text:p>
          </table:table-cell>
          <table:table-cell office:value-type="float" office:value="1.564286">
            <text:p>1,564286</text:p>
          </table:table-cell>
          <table:table-cell office:value-type="float" office:value="1.457143">
            <text:p>1,457143</text:p>
          </table:table-cell>
          <table:table-cell office:value-type="float" office:value="1.478571">
            <text:p>1,478571</text:p>
          </table:table-cell>
          <table:table-cell office:value-type="float" office:value="1.378571">
            <text:p>1,378571</text:p>
          </table:table-cell>
          <table:table-cell office:value-type="float" office:value="1.307143">
            <text:p>1,307143</text:p>
          </table:table-cell>
          <table:table-cell office:value-type="float" office:value="1.207143">
            <text:p>1,207143</text:p>
          </table:table-cell>
          <table:table-cell office:value-type="float" office:value="1.107143">
            <text:p>1,107143</text:p>
          </table:table-cell>
          <table:table-cell office:value-type="float" office:value="1.15">
            <text:p>1,15</text:p>
          </table:table-cell>
          <table:table-cell office:value-type="float" office:value="1.021429">
            <text:p>1,021429</text:p>
          </table:table-cell>
          <table:table-cell office:value-type="float" office:value="0.978571">
            <text:p>0,978571</text:p>
          </table:table-cell>
          <table:table-cell office:value-type="float" office:value="0.835714">
            <text:p>0,835714</text:p>
          </table:table-cell>
          <table:table-cell office:value-type="float" office:value="0.842857">
            <text:p>0,842857</text:p>
          </table:table-cell>
          <table:table-cell office:value-type="float" office:value="0.757143">
            <text:p>0,757143</text:p>
          </table:table-cell>
          <table:table-cell office:value-type="float" office:value="0.8">
            <text:p>0,8</text:p>
          </table:table-cell>
          <table:table-cell office:value-type="float" office:value="0.742857">
            <text:p>0,742857</text:p>
          </table:table-cell>
          <table:table-cell office:value-type="float" office:value="0.735714">
            <text:p>0,735714</text:p>
          </table:table-cell>
          <table:table-cell office:value-type="float" office:value="0.707143">
            <text:p>0,707143</text:p>
          </table:table-cell>
          <table:table-cell office:value-type="float" office:value="0.728571">
            <text:p>0,728571</text:p>
          </table:table-cell>
          <table:table-cell office:value-type="float" office:value="0.621429">
            <text:p>0,621429</text:p>
          </table:table-cell>
          <table:table-cell office:value-type="float" office:value="0.592857">
            <text:p>0,592857</text:p>
          </table:table-cell>
          <table:table-cell office:value-type="float" office:value="0.528571">
            <text:p>0,528571</text:p>
          </table:table-cell>
          <table:table-cell office:value-type="float" office:value="0.542857">
            <text:p>0,542857</text:p>
          </table:table-cell>
          <table:table-cell office:value-type="float" office:value="0.435714">
            <text:p>0,435714</text:p>
          </table:table-cell>
          <table:table-cell office:value-type="float" office:value="0.478571">
            <text:p>0,478571</text:p>
          </table:table-cell>
          <table:table-cell office:value-type="float" office:value="0.471429">
            <text:p>0,471429</text:p>
          </table:table-cell>
          <table:table-cell office:value-type="float" office:value="0.428571">
            <text:p>0,428571</text:p>
          </table:table-cell>
        </table:table-row>
        <table:table-row table:style-name="ro1">
          <table:table-cell office:value-type="string">
            <text:p>Verifying Set Error</text:p>
          </table:table-cell>
          <table:table-cell office:value-type="float" office:value="35.5">
            <text:p>35,5</text:p>
          </table:table-cell>
          <table:table-cell office:value-type="float" office:value="35.283333">
            <text:p>35,283333</text:p>
          </table:table-cell>
          <table:table-cell office:value-type="float" office:value="33.466667">
            <text:p>33,466667</text:p>
          </table:table-cell>
          <table:table-cell office:value-type="float" office:value="33.05">
            <text:p>33,05</text:p>
          </table:table-cell>
          <table:table-cell office:value-type="float" office:value="31.966667">
            <text:p>31,966667</text:p>
          </table:table-cell>
          <table:table-cell office:value-type="float" office:value="31.2">
            <text:p>31,2</text:p>
          </table:table-cell>
          <table:table-cell office:value-type="float" office:value="30.866667">
            <text:p>30,866667</text:p>
          </table:table-cell>
          <table:table-cell office:value-type="float" office:value="30.166667">
            <text:p>30,166667</text:p>
          </table:table-cell>
          <table:table-cell office:value-type="float" office:value="29.133333">
            <text:p>29,133333</text:p>
          </table:table-cell>
          <table:table-cell office:value-type="float" office:value="27.8">
            <text:p>27,8</text:p>
          </table:table-cell>
          <table:table-cell office:value-type="float" office:value="27.166667">
            <text:p>27,166667</text:p>
          </table:table-cell>
          <table:table-cell office:value-type="float" office:value="26.483333">
            <text:p>26,483333</text:p>
          </table:table-cell>
          <table:table-cell office:value-type="float" office:value="23.966667">
            <text:p>23,966667</text:p>
          </table:table-cell>
          <table:table-cell office:value-type="float" office:value="23.733333">
            <text:p>23,733333</text:p>
          </table:table-cell>
          <table:table-cell office:value-type="float" office:value="22.8">
            <text:p>22,8</text:p>
          </table:table-cell>
          <table:table-cell office:value-type="float" office:value="21.916667">
            <text:p>21,916667</text:p>
          </table:table-cell>
          <table:table-cell office:value-type="float" office:value="21.35">
            <text:p>21,35</text:p>
          </table:table-cell>
          <table:table-cell office:value-type="float" office:value="21.016667">
            <text:p>21,016667</text:p>
          </table:table-cell>
          <table:table-cell office:value-type="float" office:value="19.833333">
            <text:p>19,833333</text:p>
          </table:table-cell>
          <table:table-cell office:value-type="float" office:value="19.233333">
            <text:p>19,233333</text:p>
          </table:table-cell>
          <table:table-cell office:value-type="float" office:value="18.716667">
            <text:p>18,716667</text:p>
          </table:table-cell>
          <table:table-cell office:value-type="float" office:value="17.866667">
            <text:p>17,866667</text:p>
          </table:table-cell>
          <table:table-cell office:value-type="float" office:value="17.816667">
            <text:p>17,816667</text:p>
          </table:table-cell>
          <table:table-cell office:value-type="float" office:value="17.366667">
            <text:p>17,366667</text:p>
          </table:table-cell>
          <table:table-cell office:value-type="float" office:value="16.233333">
            <text:p>16,233333</text:p>
          </table:table-cell>
          <table:table-cell office:value-type="float" office:value="15.5">
            <text:p>15,5</text:p>
          </table:table-cell>
          <table:table-cell office:value-type="float" office:value="14.65">
            <text:p>14,65</text:p>
          </table:table-cell>
          <table:table-cell office:value-type="float" office:value="13.916667">
            <text:p>13,916667</text:p>
          </table:table-cell>
          <table:table-cell office:value-type="float" office:value="13.8">
            <text:p>13,8</text:p>
          </table:table-cell>
          <table:table-cell office:value-type="float" office:value="13.283333">
            <text:p>13,283333</text:p>
          </table:table-cell>
          <table:table-cell office:value-type="float" office:value="12.216667">
            <text:p>12,216667</text:p>
          </table:table-cell>
          <table:table-cell office:value-type="float" office:value="11.866667">
            <text:p>11,866667</text:p>
          </table:table-cell>
          <table:table-cell office:value-type="float" office:value="10.966667">
            <text:p>10,966667</text:p>
          </table:table-cell>
          <table:table-cell office:value-type="float" office:value="11.383333">
            <text:p>11,383333</text:p>
          </table:table-cell>
          <table:table-cell office:value-type="float" office:value="10.466667">
            <text:p>10,466667</text:p>
          </table:table-cell>
          <table:table-cell office:value-type="float" office:value="10">
            <text:p>10</text:p>
          </table:table-cell>
          <table:table-cell office:value-type="float" office:value="9.166667">
            <text:p>9,166667</text:p>
          </table:table-cell>
          <table:table-cell office:value-type="float" office:value="9.5">
            <text:p>9,5</text:p>
          </table:table-cell>
          <table:table-cell office:value-type="float" office:value="9.483333">
            <text:p>9,483333</text:p>
          </table:table-cell>
          <table:table-cell office:value-type="float" office:value="8.483333">
            <text:p>8,483333</text:p>
          </table:table-cell>
          <table:table-cell office:value-type="float" office:value="8.783333">
            <text:p>8,783333</text:p>
          </table:table-cell>
          <table:table-cell office:value-type="float" office:value="8.266667">
            <text:p>8,266667</text:p>
          </table:table-cell>
          <table:table-cell office:value-type="float" office:value="7.733333">
            <text:p>7,733333</text:p>
          </table:table-cell>
          <table:table-cell office:value-type="float" office:value="7.6">
            <text:p>7,6</text:p>
          </table:table-cell>
          <table:table-cell office:value-type="float" office:value="7.133333">
            <text:p>7,133333</text:p>
          </table:table-cell>
          <table:table-cell office:value-type="float" office:value="6.816667">
            <text:p>6,816667</text:p>
          </table:table-cell>
          <table:table-cell office:value-type="float" office:value="6.833333">
            <text:p>6,833333</text:p>
          </table:table-cell>
          <table:table-cell office:value-type="float" office:value="6">
            <text:p>6</text:p>
          </table:table-cell>
          <table:table-cell office:value-type="float" office:value="6.1">
            <text:p>6,1</text:p>
          </table:table-cell>
          <table:table-cell office:value-type="float" office:value="5.583333">
            <text:p>5,583333</text:p>
          </table:table-cell>
          <table:table-cell office:value-type="float" office:value="4.933333">
            <text:p>4,933333</text:p>
          </table:table-cell>
          <table:table-cell office:value-type="float" office:value="4.733333">
            <text:p>4,733333</text:p>
          </table:table-cell>
          <table:table-cell office:value-type="float" office:value="4.633333">
            <text:p>4,633333</text:p>
          </table:table-cell>
          <table:table-cell office:value-type="float" office:value="4.65">
            <text:p>4,65</text:p>
          </table:table-cell>
          <table:table-cell office:value-type="float" office:value="4.4">
            <text:p>4,4</text:p>
          </table:table-cell>
          <table:table-cell office:value-type="float" office:value="4.433333">
            <text:p>4,433333</text:p>
          </table:table-cell>
          <table:table-cell office:value-type="float" office:value="4.133333">
            <text:p>4,133333</text:p>
          </table:table-cell>
          <table:table-cell office:value-type="float" office:value="3.9">
            <text:p>3,9</text:p>
          </table:table-cell>
          <table:table-cell office:value-type="float" office:value="3.416667">
            <text:p>3,416667</text:p>
          </table:table-cell>
          <table:table-cell office:value-type="float" office:value="3.566667">
            <text:p>3,566667</text:p>
          </table:table-cell>
          <table:table-cell office:value-type="float" office:value="3.35">
            <text:p>3,35</text:p>
          </table:table-cell>
          <table:table-cell office:value-type="float" office:value="2.85">
            <text:p>2,85</text:p>
          </table:table-cell>
          <table:table-cell office:value-type="float" office:value="2.916667">
            <text:p>2,916667</text:p>
          </table:table-cell>
          <table:table-cell office:value-type="float" office:value="2.883333">
            <text:p>2,883333</text:p>
          </table:table-cell>
          <table:table-cell office:value-type="float" office:value="2.766667">
            <text:p>2,766667</text:p>
          </table:table-cell>
          <table:table-cell office:value-type="float" office:value="2.4">
            <text:p>2,4</text:p>
          </table:table-cell>
          <table:table-cell office:value-type="float" office:value="2.533333">
            <text:p>2,533333</text:p>
          </table:table-cell>
          <table:table-cell office:value-type="float" office:value="2.45">
            <text:p>2,45</text:p>
          </table:table-cell>
          <table:table-cell office:value-type="float" office:value="2.183333">
            <text:p>2,183333</text:p>
          </table:table-cell>
          <table:table-cell office:value-type="float" office:value="1.9">
            <text:p>1,9</text:p>
          </table:table-cell>
          <table:table-cell office:value-type="float" office:value="2.1">
            <text:p>2,1</text:p>
          </table:table-cell>
          <table:table-cell office:value-type="float" office:value="1.583333">
            <text:p>1,583333</text:p>
          </table:table-cell>
          <table:table-cell office:value-type="float" office:value="1.666667">
            <text:p>1,666667</text:p>
          </table:table-cell>
          <table:table-cell office:value-type="float" office:value="1.75">
            <text:p>1,75</text:p>
          </table:table-cell>
          <table:table-cell office:value-type="float" office:value="1.766667">
            <text:p>1,766667</text:p>
          </table:table-cell>
          <table:table-cell office:value-type="float" office:value="1.6">
            <text:p>1,6</text:p>
          </table:table-cell>
          <table:table-cell office:value-type="float" office:value="1.333333">
            <text:p>1,333333</text:p>
          </table:table-cell>
          <table:table-cell office:value-type="float" office:value="1.316667">
            <text:p>1,316667</text:p>
          </table:table-cell>
          <table:table-cell office:value-type="float" office:value="1.233333">
            <text:p>1,233333</text:p>
          </table:table-cell>
          <table:table-cell office:value-type="float" office:value="1.25">
            <text:p>1,25</text:p>
          </table:table-cell>
          <table:table-cell office:value-type="float" office:value="1.266667">
            <text:p>1,266667</text:p>
          </table:table-cell>
          <table:table-cell office:value-type="float" office:value="0.883333">
            <text:p>0,883333</text:p>
          </table:table-cell>
          <table:table-cell office:value-type="float" office:value="1.033333">
            <text:p>1,033333</text:p>
          </table:table-cell>
          <table:table-cell office:value-type="float" office:value="0.916667">
            <text:p>0,916667</text:p>
          </table:table-cell>
          <table:table-cell office:value-type="float" office:value="1.066667">
            <text:p>1,066667</text:p>
          </table:table-cell>
          <table:table-cell office:value-type="float" office:value="0.8">
            <text:p>0,8</text:p>
          </table:table-cell>
          <table:table-cell office:value-type="float" office:value="0.816667">
            <text:p>0,816667</text:p>
          </table:table-cell>
          <table:table-cell office:value-type="float" office:value="0.666667">
            <text:p>0,666667</text:p>
          </table:table-cell>
          <table:table-cell office:value-type="float" office:value="0.633333">
            <text:p>0,633333</text:p>
          </table:table-cell>
          <table:table-cell office:value-type="float" office:value="0.6">
            <text:p>0,6</text:p>
          </table:table-cell>
          <table:table-cell office:value-type="float" office:value="0.55">
            <text:p>0,55</text:p>
          </table:table-cell>
          <table:table-cell office:value-type="float" office:value="0.466667">
            <text:p>0,466667</text:p>
          </table:table-cell>
          <table:table-cell office:value-type="float" office:value="0.666667">
            <text:p>0,666667</text:p>
          </table:table-cell>
          <table:table-cell office:value-type="float" office:value="0.566667">
            <text:p>0,566667</text:p>
          </table:table-cell>
          <table:table-cell office:value-type="float" office:value="0.583333">
            <text:p>0,583333</text:p>
          </table:table-cell>
          <table:table-cell office:value-type="float" office:value="0.45">
            <text:p>0,45</text:p>
          </table:table-cell>
          <table:table-cell office:value-type="float" office:value="0.633333">
            <text:p>0,633333</text:p>
          </table:table-cell>
          <table:table-cell office:value-type="float" office:value="0.5">
            <text:p>0,5</text:p>
          </table:table-cell>
          <table:table-cell office:value-type="float" office:value="0.416667">
            <text:p>0,416667</text:p>
          </table:table-cell>
          <table:table-cell office:value-type="float" office:value="0.383333">
            <text:p>0,383333</text:p>
          </table:table-cell>
        </table:table-row>
        <table:table-row table:style-name="ro1">
          <table:table-cell>
            <draw:frame table:end-cell-address="Arkusz1.G27" table:end-x="0.974cm" table:end-y="0.28cm" draw:z-index="0" draw:style-name="gr1" draw:text-style-name="P1" svg:width="13.971cm" svg:height="8.999cm" svg:x="0.073cm" svg:y="0.314cm">
              <draw:object draw:notify-on-update-of-ranges="Arkusz1.A1:Arkusz1.A1 Arkusz1.B1:Arkusz1.CW1 Arkusz1.A2:Arkusz1.A2 Arkusz1.B2:Arkusz1.CW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Arkusz1.M27" table:end-x="1.863cm" table:end-y="0.281cm" draw:z-index="1" draw:style-name="gr1" draw:text-style-name="P1" svg:width="12.671cm" svg:height="8.999cm" svg:x="0.991cm" svg:y="0.315cm">
              <draw:object draw:notify-on-update-of-ranges="Arkusz1.A3:Arkusz1.A3 Arkusz1.B3:Arkusz1.CW3 Arkusz1.A4:Arkusz1.A4 Arkusz1.B4:Arkusz1.CW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Arkusz1.T27" table:end-x="1.394cm" table:end-y="0.187cm" draw:z-index="2" draw:style-name="gr1" draw:text-style-name="P1" svg:width="13.213cm" svg:height="9.006cm" svg:x="1.946cm" svg:y="0.214cm">
              <draw:object draw:notify-on-update-of-ranges="Arkusz1.A5:Arkusz1.A5 Arkusz1.B5:Arkusz1.CW5 Arkusz1.A6:Arkusz1.A6 Arkusz1.B6:Arkusz1.CW6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6.11.2016</text:date>, <text:time>12:39:4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6T12:39:48.11</dc:date>
    <dc:creator>Szymon Durak</dc:creator>
    <meta:generator>OpenOffice/4.1.2$Win32 OpenOffice.org_project/412m3$Build-9782</meta:generator>
    <meta:editing-duration>PT25M29S</meta:editing-duration>
    <meta:editing-cycles>2</meta:editing-cycles>
    <meta:document-statistic meta:table-count="1" meta:cell-count="6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72cm" svg:height="9cm" xlink:href=".." xlink:type="simple" chart:class="chart:line" chart:style-name="ch1">
        <chart:title svg:x="6.294cm" svg:y="0.316cm" chart:style-name="ch2">
          <text:p>MAPE</text:p>
        </chart:title>
        <chart:subtitle svg:x="6.056cm" svg:y="1.275cm" chart:style-name="ch3">
          <text:p>Network 1</text:p>
        </chart:subtitle>
        <chart:legend chart:legend-position="bottom" svg:x="3.113cm" svg:y="8.191cm" style:legend-expansion="wide" chart:style-name="ch4"/>
        <chart:plot-area chart:style-name="ch5" table:cell-range-address="Arkusz1.A1:Arkusz1.CW2" chart:data-source-has-labels="column" svg:x="0.729cm" svg:y="2.318cm" svg:width="12.685cm" svg:height="5.273cm">
          <chartooo:coordinate-region svg:x="1.827cm" svg:y="2.53cm" svg:width="11.515cm" svg:height="3.9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CW1" chart:label-cell-address="Arkusz1.A1:Arkusz1.A1" chart:class="chart:line">
            <chart:data-point chart:repeated="100"/>
          </chart:series>
          <chart:series chart:style-name="ch10" chart:values-cell-range-address="Arkusz1.B2:Arkusz1.CW2" chart:label-cell-address="Arkusz1.A2:Arkusz1.A2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13.835714">
                <text:p>13.835714</text:p>
                <draw:g>
                  <svg:desc>Arkusz1.B1:Arkusz1.CW1</svg:desc>
                </draw:g>
              </table:table-cell>
              <table:table-cell office:value-type="float" office:value="13.05">
                <text:p>13.05</text:p>
              </table:table-cell>
              <table:table-cell office:value-type="float" office:value="12.607143">
                <text:p>12.607143</text:p>
              </table:table-cell>
              <table:table-cell office:value-type="float" office:value="12.085714">
                <text:p>12.085714</text:p>
              </table:table-cell>
              <table:table-cell office:value-type="float" office:value="11.65">
                <text:p>11.65</text:p>
              </table:table-cell>
              <table:table-cell office:value-type="float" office:value="11.364286">
                <text:p>11.364286</text:p>
              </table:table-cell>
              <table:table-cell office:value-type="float" office:value="10.735714">
                <text:p>10.735714</text:p>
              </table:table-cell>
              <table:table-cell office:value-type="float" office:value="9.942857">
                <text:p>9.942857</text:p>
              </table:table-cell>
              <table:table-cell office:value-type="float" office:value="9.7">
                <text:p>9.7</text:p>
              </table:table-cell>
              <table:table-cell office:value-type="float" office:value="8.871429">
                <text:p>8.871429</text:p>
              </table:table-cell>
              <table:table-cell office:value-type="float" office:value="8.5">
                <text:p>8.5</text:p>
              </table:table-cell>
              <table:table-cell office:value-type="float" office:value="7.892857">
                <text:p>7.892857</text:p>
              </table:table-cell>
              <table:table-cell office:value-type="float" office:value="7.735714">
                <text:p>7.735714</text:p>
              </table:table-cell>
              <table:table-cell office:value-type="float" office:value="7.307143">
                <text:p>7.307143</text:p>
              </table:table-cell>
              <table:table-cell office:value-type="float" office:value="6.721429">
                <text:p>6.721429</text:p>
              </table:table-cell>
              <table:table-cell office:value-type="float" office:value="6.5">
                <text:p>6.5</text:p>
              </table:table-cell>
              <table:table-cell office:value-type="float" office:value="6.264286">
                <text:p>6.264286</text:p>
              </table:table-cell>
              <table:table-cell office:value-type="float" office:value="5.75">
                <text:p>5.75</text:p>
              </table:table-cell>
              <table:table-cell office:value-type="float" office:value="5.657143">
                <text:p>5.657143</text:p>
              </table:table-cell>
              <table:table-cell office:value-type="float" office:value="5.114286">
                <text:p>5.114286</text:p>
              </table:table-cell>
              <table:table-cell office:value-type="float" office:value="4.578571">
                <text:p>4.578571</text:p>
              </table:table-cell>
              <table:table-cell office:value-type="float" office:value="4.521429">
                <text:p>4.521429</text:p>
              </table:table-cell>
              <table:table-cell office:value-type="float" office:value="4.342857">
                <text:p>4.342857</text:p>
              </table:table-cell>
              <table:table-cell office:value-type="float" office:value="4.307143">
                <text:p>4.307143</text:p>
              </table:table-cell>
              <table:table-cell office:value-type="float" office:value="3.714286">
                <text:p>3.714286</text:p>
              </table:table-cell>
              <table:table-cell office:value-type="float" office:value="3.642857">
                <text:p>3.642857</text:p>
              </table:table-cell>
              <table:table-cell office:value-type="float" office:value="3.328571">
                <text:p>3.328571</text:p>
              </table:table-cell>
              <table:table-cell office:value-type="float" office:value="3.25">
                <text:p>3.25</text:p>
              </table:table-cell>
              <table:table-cell office:value-type="float" office:value="2.857143">
                <text:p>2.857143</text:p>
              </table:table-cell>
              <table:table-cell office:value-type="float" office:value="2.8">
                <text:p>2.8</text:p>
              </table:table-cell>
              <table:table-cell office:value-type="float" office:value="2.664286">
                <text:p>2.664286</text:p>
              </table:table-cell>
              <table:table-cell office:value-type="float" office:value="2.421429">
                <text:p>2.421429</text:p>
              </table:table-cell>
              <table:table-cell office:value-type="float" office:value="2.485714">
                <text:p>2.485714</text:p>
              </table:table-cell>
              <table:table-cell office:value-type="float" office:value="2.214286">
                <text:p>2.214286</text:p>
              </table:table-cell>
              <table:table-cell office:value-type="float" office:value="2.007143">
                <text:p>2.007143</text:p>
              </table:table-cell>
              <table:table-cell office:value-type="float" office:value="1.914286">
                <text:p>1.914286</text:p>
              </table:table-cell>
              <table:table-cell office:value-type="float" office:value="1.792857">
                <text:p>1.792857</text:p>
              </table:table-cell>
              <table:table-cell office:value-type="float" office:value="1.664286">
                <text:p>1.664286</text:p>
              </table:table-cell>
              <table:table-cell office:value-type="float" office:value="1.657143">
                <text:p>1.657143</text:p>
              </table:table-cell>
              <table:table-cell office:value-type="float" office:value="1.542857">
                <text:p>1.542857</text:p>
              </table:table-cell>
              <table:table-cell office:value-type="float" office:value="1.385714">
                <text:p>1.385714</text:p>
              </table:table-cell>
              <table:table-cell office:value-type="float" office:value="1.285714">
                <text:p>1.285714</text:p>
              </table:table-cell>
              <table:table-cell office:value-type="float" office:value="1.207143">
                <text:p>1.207143</text:p>
              </table:table-cell>
              <table:table-cell office:value-type="float" office:value="1.164286">
                <text:p>1.164286</text:p>
              </table:table-cell>
              <table:table-cell office:value-type="float" office:value="1.078571">
                <text:p>1.078571</text:p>
              </table:table-cell>
              <table:table-cell office:value-type="float" office:value="1.085714">
                <text:p>1.085714</text:p>
              </table:table-cell>
              <table:table-cell office:value-type="float" office:value="0.95">
                <text:p>0.95</text:p>
              </table:table-cell>
              <table:table-cell office:value-type="float" office:value="0.9">
                <text:p>0.9</text:p>
              </table:table-cell>
              <table:table-cell office:value-type="float" office:value="0.907143">
                <text:p>0.907143</text:p>
              </table:table-cell>
              <table:table-cell office:value-type="float" office:value="0.835714">
                <text:p>0.835714</text:p>
              </table:table-cell>
              <table:table-cell office:value-type="float" office:value="0.714286">
                <text:p>0.714286</text:p>
              </table:table-cell>
              <table:table-cell office:value-type="float" office:value="0.721429">
                <text:p>0.721429</text:p>
              </table:table-cell>
              <table:table-cell office:value-type="float" office:value="0.657143">
                <text:p>0.657143</text:p>
              </table:table-cell>
              <table:table-cell office:value-type="float" office:value="0.642857">
                <text:p>0.642857</text:p>
              </table:table-cell>
              <table:table-cell office:value-type="float" office:value="0.6">
                <text:p>0.6</text:p>
              </table:table-cell>
              <table:table-cell office:value-type="float" office:value="0.635714">
                <text:p>0.635714</text:p>
              </table:table-cell>
              <table:table-cell office:value-type="float" office:value="0.592857">
                <text:p>0.592857</text:p>
              </table:table-cell>
              <table:table-cell office:value-type="float" office:value="0.478571">
                <text:p>0.478571</text:p>
              </table:table-cell>
              <table:table-cell office:value-type="float" office:value="0.464286">
                <text:p>0.464286</text:p>
              </table:table-cell>
              <table:table-cell office:value-type="float" office:value="0.407143">
                <text:p>0.407143</text:p>
              </table:table-cell>
              <table:table-cell office:value-type="float" office:value="0.414286">
                <text:p>0.414286</text:p>
              </table:table-cell>
              <table:table-cell office:value-type="float" office:value="0.335714">
                <text:p>0.335714</text:p>
              </table:table-cell>
              <table:table-cell office:value-type="float" office:value="0.428571">
                <text:p>0.42857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285714">
                <text:p>0.285714</text:p>
              </table:table-cell>
              <table:table-cell office:value-type="float" office:value="0.271429">
                <text:p>0.271429</text:p>
              </table:table-cell>
              <table:table-cell office:value-type="float" office:value="0.207143">
                <text:p>0.207143</text:p>
              </table:table-cell>
              <table:table-cell office:value-type="float" office:value="0.2">
                <text:p>0.2</text:p>
              </table:table-cell>
              <table:table-cell office:value-type="float" office:value="0.157143">
                <text:p>0.157143</text:p>
              </table:table-cell>
              <table:table-cell office:value-type="float" office:value="0.221429">
                <text:p>0.221429</text:p>
              </table:table-cell>
              <table:table-cell office:value-type="float" office:value="0.192857">
                <text:p>0.192857</text:p>
              </table:table-cell>
              <table:table-cell office:value-type="float" office:value="0.185714">
                <text:p>0.185714</text:p>
              </table:table-cell>
              <table:table-cell office:value-type="float" office:value="0.164286">
                <text:p>0.164286</text:p>
              </table:table-cell>
              <table:table-cell office:value-type="float" office:value="0.142857">
                <text:p>0.142857</text:p>
              </table:table-cell>
              <table:table-cell office:value-type="float" office:value="0.128571">
                <text:p>0.128571</text:p>
              </table:table-cell>
              <table:table-cell office:value-type="float" office:value="0.085714">
                <text:p>0.085714</text:p>
              </table:table-cell>
              <table:table-cell office:value-type="float" office:value="0.114286">
                <text:p>0.114286</text:p>
              </table:table-cell>
              <table:table-cell office:value-type="float" office:value="0.107143">
                <text:p>0.107143</text:p>
              </table:table-cell>
              <table:table-cell office:value-type="float" office:value="0.107143">
                <text:p>0.107143</text:p>
              </table:table-cell>
              <table:table-cell office:value-type="float" office:value="0.085714">
                <text:p>0.085714</text:p>
              </table:table-cell>
              <table:table-cell office:value-type="float" office:value="0.035714">
                <text:p>0.035714</text:p>
              </table:table-cell>
              <table:table-cell office:value-type="float" office:value="0.078571">
                <text:p>0.078571</text:p>
              </table:table-cell>
              <table:table-cell office:value-type="float" office:value="0.078571">
                <text:p>0.078571</text:p>
              </table:table-cell>
              <table:table-cell office:value-type="float" office:value="0.064286">
                <text:p>0.06428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42857">
                <text:p>0.042857</text:p>
              </table:table-cell>
              <table:table-cell office:value-type="float" office:value="0.035714">
                <text:p>0.035714</text:p>
              </table:table-cell>
              <table:table-cell office:value-type="float" office:value="0.042857">
                <text:p>0.042857</text:p>
              </table:table-cell>
              <table:table-cell office:value-type="float" office:value="0.05">
                <text:p>0.05</text:p>
              </table:table-cell>
              <table:table-cell office:value-type="float" office:value="0.028571">
                <text:p>0.028571</text:p>
              </table:table-cell>
              <table:table-cell office:value-type="float" office:value="0.05">
                <text:p>0.05</text:p>
              </table:table-cell>
              <table:table-cell office:value-type="float" office:value="0.028571">
                <text:p>0.028571</text:p>
              </table:table-cell>
              <table:table-cell office:value-type="float" office:value="0.035714">
                <text:p>0.035714</text:p>
              </table:table-cell>
              <table:table-cell office:value-type="float" office:value="0.035714">
                <text:p>0.035714</text:p>
              </table:table-cell>
              <table:table-cell office:value-type="float" office:value="0.035714">
                <text:p>0.035714</text:p>
              </table:table-cell>
              <table:table-cell office:value-type="float" office:value="0.042857">
                <text:p>0.042857</text:p>
              </table:table-cell>
              <table:table-cell office:value-type="float" office:value="0.028571">
                <text:p>0.028571</text:p>
              </table:table-cell>
              <table:table-cell office:value-type="float" office:value="0.028571">
                <text:p>0.028571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14.05">
                <text:p>14.05</text:p>
                <draw:g>
                  <svg:desc>Arkusz1.B2:Arkusz1.CW2</svg:desc>
                </draw:g>
              </table:table-cell>
              <table:table-cell office:value-type="float" office:value="13.7">
                <text:p>13.7</text:p>
              </table:table-cell>
              <table:table-cell office:value-type="float" office:value="12.666667">
                <text:p>12.666667</text:p>
              </table:table-cell>
              <table:table-cell office:value-type="float" office:value="12.083333">
                <text:p>12.083333</text:p>
              </table:table-cell>
              <table:table-cell office:value-type="float" office:value="11.433333">
                <text:p>11.433333</text:p>
              </table:table-cell>
              <table:table-cell office:value-type="float" office:value="10.25">
                <text:p>10.25</text:p>
              </table:table-cell>
              <table:table-cell office:value-type="float" office:value="9.75">
                <text:p>9.75</text:p>
              </table:table-cell>
              <table:table-cell office:value-type="float" office:value="9.683333">
                <text:p>9.683333</text:p>
              </table:table-cell>
              <table:table-cell office:value-type="float" office:value="8.7">
                <text:p>8.7</text:p>
              </table:table-cell>
              <table:table-cell office:value-type="float" office:value="8.85">
                <text:p>8.85</text:p>
              </table:table-cell>
              <table:table-cell office:value-type="float" office:value="8.1">
                <text:p>8.1</text:p>
              </table:table-cell>
              <table:table-cell office:value-type="float" office:value="8.133333">
                <text:p>8.133333</text:p>
              </table:table-cell>
              <table:table-cell office:value-type="float" office:value="6.966667">
                <text:p>6.966667</text:p>
              </table:table-cell>
              <table:table-cell office:value-type="float" office:value="6.6">
                <text:p>6.6</text:p>
              </table:table-cell>
              <table:table-cell office:value-type="float" office:value="6.433333">
                <text:p>6.433333</text:p>
              </table:table-cell>
              <table:table-cell office:value-type="float" office:value="5.983333">
                <text:p>5.983333</text:p>
              </table:table-cell>
              <table:table-cell office:value-type="float" office:value="5.45">
                <text:p>5.45</text:p>
              </table:table-cell>
              <table:table-cell office:value-type="float" office:value="5.416667">
                <text:p>5.416667</text:p>
              </table:table-cell>
              <table:table-cell office:value-type="float" office:value="4.6">
                <text:p>4.6</text:p>
              </table:table-cell>
              <table:table-cell office:value-type="float" office:value="4.85">
                <text:p>4.85</text:p>
              </table:table-cell>
              <table:table-cell office:value-type="float" office:value="5">
                <text:p>5</text:p>
              </table:table-cell>
              <table:table-cell office:value-type="float" office:value="4.333333">
                <text:p>4.333333</text:p>
              </table:table-cell>
              <table:table-cell office:value-type="float" office:value="3.916667">
                <text:p>3.916667</text:p>
              </table:table-cell>
              <table:table-cell office:value-type="float" office:value="3.283333">
                <text:p>3.283333</text:p>
              </table:table-cell>
              <table:table-cell office:value-type="float" office:value="3.883333">
                <text:p>3.883333</text:p>
              </table:table-cell>
              <table:table-cell office:value-type="float" office:value="3.433333">
                <text:p>3.433333</text:p>
              </table:table-cell>
              <table:table-cell office:value-type="float" office:value="3.316667">
                <text:p>3.316667</text:p>
              </table:table-cell>
              <table:table-cell office:value-type="float" office:value="2.716667">
                <text:p>2.716667</text:p>
              </table:table-cell>
              <table:table-cell office:value-type="float" office:value="3.116667">
                <text:p>3.116667</text:p>
              </table:table-cell>
              <table:table-cell office:value-type="float" office:value="2.633333">
                <text:p>2.633333</text:p>
              </table:table-cell>
              <table:table-cell office:value-type="float" office:value="2.5">
                <text:p>2.5</text:p>
              </table:table-cell>
              <table:table-cell office:value-type="float" office:value="2.7">
                <text:p>2.7</text:p>
              </table:table-cell>
              <table:table-cell office:value-type="float" office:value="1.933333">
                <text:p>1.933333</text:p>
              </table:table-cell>
              <table:table-cell office:value-type="float" office:value="2.1">
                <text:p>2.1</text:p>
              </table:table-cell>
              <table:table-cell office:value-type="float" office:value="2.083333">
                <text:p>2.083333</text:p>
              </table:table-cell>
              <table:table-cell office:value-type="float" office:value="1.95">
                <text:p>1.95</text:p>
              </table:table-cell>
              <table:table-cell office:value-type="float" office:value="1.866667">
                <text:p>1.866667</text:p>
              </table:table-cell>
              <table:table-cell office:value-type="float" office:value="1.733333">
                <text:p>1.733333</text:p>
              </table:table-cell>
              <table:table-cell office:value-type="float" office:value="1.433333">
                <text:p>1.433333</text:p>
              </table:table-cell>
              <table:table-cell office:value-type="float" office:value="1.383333">
                <text:p>1.383333</text:p>
              </table:table-cell>
              <table:table-cell office:value-type="float" office:value="1.483333">
                <text:p>1.483333</text:p>
              </table:table-cell>
              <table:table-cell office:value-type="float" office:value="1.416667">
                <text:p>1.416667</text:p>
              </table:table-cell>
              <table:table-cell office:value-type="float" office:value="1.25">
                <text:p>1.25</text:p>
              </table:table-cell>
              <table:table-cell office:value-type="float" office:value="1.166667">
                <text:p>1.166667</text:p>
              </table:table-cell>
              <table:table-cell office:value-type="float" office:value="1.216667">
                <text:p>1.216667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95">
                <text:p>0.95</text:p>
              </table:table-cell>
              <table:table-cell office:value-type="float" office:value="0.733333">
                <text:p>0.733333</text:p>
              </table:table-cell>
              <table:table-cell office:value-type="float" office:value="0.733333">
                <text:p>0.7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733333">
                <text:p>0.733333</text:p>
              </table:table-cell>
              <table:table-cell office:value-type="float" office:value="0.8">
                <text:p>0.8</text:p>
              </table:table-cell>
              <table:table-cell office:value-type="float" office:value="0.683333">
                <text:p>0.683333</text:p>
              </table:table-cell>
              <table:table-cell office:value-type="float" office:value="0.683333">
                <text:p>0.683333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66667">
                <text:p>0.566667</text:p>
              </table:table-cell>
              <table:table-cell office:value-type="float" office:value="0.483333">
                <text:p>0.483333</text:p>
              </table:table-cell>
              <table:table-cell office:value-type="float" office:value="0.533333">
                <text:p>0.533333</text:p>
              </table:table-cell>
              <table:table-cell office:value-type="float" office:value="0.416667">
                <text:p>0.416667</text:p>
              </table:table-cell>
              <table:table-cell office:value-type="float" office:value="0.516667">
                <text:p>0.516667</text:p>
              </table:table-cell>
              <table:table-cell office:value-type="float" office:value="0.283333">
                <text:p>0.283333</text:p>
              </table:table-cell>
              <table:table-cell office:value-type="float" office:value="0.383333">
                <text:p>0.383333</text:p>
              </table:table-cell>
              <table:table-cell office:value-type="float" office:value="0.25">
                <text:p>0.25</text:p>
              </table:table-cell>
              <table:table-cell office:value-type="float" office:value="0.183333">
                <text:p>0.183333</text:p>
              </table:table-cell>
              <table:table-cell office:value-type="float" office:value="0.2">
                <text:p>0.2</text:p>
              </table:table-cell>
              <table:table-cell office:value-type="float" office:value="0.266667">
                <text:p>0.266667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33333">
                <text:p>0.133333</text:p>
              </table:table-cell>
              <table:table-cell office:value-type="float" office:value="0.133333">
                <text:p>0.133333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83333">
                <text:p>0.183333</text:p>
              </table:table-cell>
              <table:table-cell office:value-type="float" office:value="0.116667">
                <text:p>0.116667</text:p>
              </table:table-cell>
              <table:table-cell office:value-type="float" office:value="0.116667">
                <text:p>0.116667</text:p>
              </table:table-cell>
              <table:table-cell office:value-type="float" office:value="0.083333">
                <text:p>0.083333</text:p>
              </table:table-cell>
              <table:table-cell office:value-type="float" office:value="0.083333">
                <text:p>0.083333</text:p>
              </table:table-cell>
              <table:table-cell office:value-type="float" office:value="0.15">
                <text:p>0.15</text:p>
              </table:table-cell>
              <table:table-cell office:value-type="float" office:value="0.05">
                <text:p>0.05</text:p>
              </table:table-cell>
              <table:table-cell office:value-type="float" office:value="0.033333">
                <text:p>0.03333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.033333">
                <text:p>0.033333</text:p>
              </table:table-cell>
              <table:table-cell office:value-type="float" office:value="0.05">
                <text:p>0.05</text:p>
              </table:table-cell>
              <table:table-cell office:value-type="float" office:value="0.016667">
                <text:p>0.016667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">
                <text:p>0</text:p>
              </table:table-cell>
              <table:table-cell office:value-type="float" office:value="0.033333">
                <text:p>0.033333</text:p>
              </table:table-cell>
              <table:table-cell office:value-type="float" office:value="0.033333">
                <text:p>0.0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1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672cm" svg:height="9cm" xlink:href=".." xlink:type="simple" chart:class="chart:line" chart:style-name="ch1">
        <chart:title svg:x="5.644cm" svg:y="0.316cm" chart:style-name="ch2">
          <text:p>MAPE</text:p>
        </chart:title>
        <chart:subtitle svg:x="5.406cm" svg:y="1.275cm" chart:style-name="ch3">
          <text:p>Network 2</text:p>
        </chart:subtitle>
        <chart:legend chart:legend-position="bottom" svg:x="2.463cm" svg:y="8.191cm" style:legend-expansion="wide" chart:style-name="ch4"/>
        <chart:plot-area chart:style-name="ch5" table:cell-range-address="Arkusz1.A3:Arkusz1.CW4" chart:data-source-has-labels="column" svg:x="0.703cm" svg:y="2.318cm" svg:width="11.463cm" svg:height="5.273cm">
          <chartooo:coordinate-region svg:x="1.801cm" svg:y="2.53cm" svg:width="10.28cm" svg:height="3.96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3:Arkusz1.CW3" chart:label-cell-address="Arkusz1.A3:Arkusz1.A3" chart:class="chart:line">
            <chart:data-point chart:repeated="100"/>
          </chart:series>
          <chart:series chart:style-name="ch10" chart:values-cell-range-address="Arkusz1.B4:Arkusz1.CW4" chart:label-cell-address="Arkusz1.A4:Arkusz1.A4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3:Arkusz1.A3</svg:desc>
                </draw:g>
              </table:table-cell>
              <table:table-cell office:value-type="float" office:value="14.65">
                <text:p>14.65</text:p>
                <draw:g>
                  <svg:desc>Arkusz1.B3:Arkusz1.CW3</svg:desc>
                </draw:g>
              </table:table-cell>
              <table:table-cell office:value-type="float" office:value="13.892857">
                <text:p>13.892857</text:p>
              </table:table-cell>
              <table:table-cell office:value-type="float" office:value="13.664286">
                <text:p>13.664286</text:p>
              </table:table-cell>
              <table:table-cell office:value-type="float" office:value="13.457143">
                <text:p>13.457143</text:p>
              </table:table-cell>
              <table:table-cell office:value-type="float" office:value="12.814286">
                <text:p>12.814286</text:p>
              </table:table-cell>
              <table:table-cell office:value-type="float" office:value="12.2">
                <text:p>12.2</text:p>
              </table:table-cell>
              <table:table-cell office:value-type="float" office:value="11.885714">
                <text:p>11.885714</text:p>
              </table:table-cell>
              <table:table-cell office:value-type="float" office:value="11.392857">
                <text:p>11.392857</text:p>
              </table:table-cell>
              <table:table-cell office:value-type="float" office:value="10.642857">
                <text:p>10.642857</text:p>
              </table:table-cell>
              <table:table-cell office:value-type="float" office:value="10.314286">
                <text:p>10.314286</text:p>
              </table:table-cell>
              <table:table-cell office:value-type="float" office:value="9.7">
                <text:p>9.7</text:p>
              </table:table-cell>
              <table:table-cell office:value-type="float" office:value="9.435714">
                <text:p>9.435714</text:p>
              </table:table-cell>
              <table:table-cell office:value-type="float" office:value="9.457143">
                <text:p>9.457143</text:p>
              </table:table-cell>
              <table:table-cell office:value-type="float" office:value="8.7">
                <text:p>8.7</text:p>
              </table:table-cell>
              <table:table-cell office:value-type="float" office:value="8.321429">
                <text:p>8.321429</text:p>
              </table:table-cell>
              <table:table-cell office:value-type="float" office:value="7.864286">
                <text:p>7.864286</text:p>
              </table:table-cell>
              <table:table-cell office:value-type="float" office:value="7.521429">
                <text:p>7.521429</text:p>
              </table:table-cell>
              <table:table-cell office:value-type="float" office:value="7.214286">
                <text:p>7.214286</text:p>
              </table:table-cell>
              <table:table-cell office:value-type="float" office:value="6.842857">
                <text:p>6.842857</text:p>
              </table:table-cell>
              <table:table-cell office:value-type="float" office:value="6.585714">
                <text:p>6.585714</text:p>
              </table:table-cell>
              <table:table-cell office:value-type="float" office:value="6.264286">
                <text:p>6.264286</text:p>
              </table:table-cell>
              <table:table-cell office:value-type="float" office:value="5.878571">
                <text:p>5.878571</text:p>
              </table:table-cell>
              <table:table-cell office:value-type="float" office:value="5.678571">
                <text:p>5.678571</text:p>
              </table:table-cell>
              <table:table-cell office:value-type="float" office:value="5.371429">
                <text:p>5.371429</text:p>
              </table:table-cell>
              <table:table-cell office:value-type="float" office:value="5.042857">
                <text:p>5.042857</text:p>
              </table:table-cell>
              <table:table-cell office:value-type="float" office:value="4.778571">
                <text:p>4.778571</text:p>
              </table:table-cell>
              <table:table-cell office:value-type="float" office:value="4.664286">
                <text:p>4.664286</text:p>
              </table:table-cell>
              <table:table-cell office:value-type="float" office:value="4.292857">
                <text:p>4.292857</text:p>
              </table:table-cell>
              <table:table-cell office:value-type="float" office:value="4.342857">
                <text:p>4.342857</text:p>
              </table:table-cell>
              <table:table-cell office:value-type="float" office:value="3.857143">
                <text:p>3.857143</text:p>
              </table:table-cell>
              <table:table-cell office:value-type="float" office:value="3.7">
                <text:p>3.7</text:p>
              </table:table-cell>
              <table:table-cell office:value-type="float" office:value="3.55">
                <text:p>3.55</text:p>
              </table:table-cell>
              <table:table-cell office:value-type="float" office:value="3.335714">
                <text:p>3.335714</text:p>
              </table:table-cell>
              <table:table-cell office:value-type="float" office:value="3.114286">
                <text:p>3.114286</text:p>
              </table:table-cell>
              <table:table-cell office:value-type="float" office:value="3.064286">
                <text:p>3.064286</text:p>
              </table:table-cell>
              <table:table-cell office:value-type="float" office:value="2.914286">
                <text:p>2.914286</text:p>
              </table:table-cell>
              <table:table-cell office:value-type="float" office:value="2.842857">
                <text:p>2.842857</text:p>
              </table:table-cell>
              <table:table-cell office:value-type="float" office:value="2.578571">
                <text:p>2.578571</text:p>
              </table:table-cell>
              <table:table-cell office:value-type="float" office:value="2.357143">
                <text:p>2.357143</text:p>
              </table:table-cell>
              <table:table-cell office:value-type="float" office:value="2.121429">
                <text:p>2.121429</text:p>
              </table:table-cell>
              <table:table-cell office:value-type="float" office:value="2.064286">
                <text:p>2.064286</text:p>
              </table:table-cell>
              <table:table-cell office:value-type="float" office:value="1.807143">
                <text:p>1.807143</text:p>
              </table:table-cell>
              <table:table-cell office:value-type="float" office:value="1.75">
                <text:p>1.75</text:p>
              </table:table-cell>
              <table:table-cell office:value-type="float" office:value="1.671429">
                <text:p>1.671429</text:p>
              </table:table-cell>
              <table:table-cell office:value-type="float" office:value="1.592857">
                <text:p>1.592857</text:p>
              </table:table-cell>
              <table:table-cell office:value-type="float" office:value="1.428571">
                <text:p>1.428571</text:p>
              </table:table-cell>
              <table:table-cell office:value-type="float" office:value="1.428571">
                <text:p>1.428571</text:p>
              </table:table-cell>
              <table:table-cell office:value-type="float" office:value="1.357143">
                <text:p>1.357143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1.064286">
                <text:p>1.064286</text:p>
              </table:table-cell>
              <table:table-cell office:value-type="float" office:value="0.928571">
                <text:p>0.928571</text:p>
              </table:table-cell>
              <table:table-cell office:value-type="float" office:value="0.964286">
                <text:p>0.964286</text:p>
              </table:table-cell>
              <table:table-cell office:value-type="float" office:value="0.871429">
                <text:p>0.871429</text:p>
              </table:table-cell>
              <table:table-cell office:value-type="float" office:value="0.842857">
                <text:p>0.842857</text:p>
              </table:table-cell>
              <table:table-cell office:value-type="float" office:value="0.8">
                <text:p>0.8</text:p>
              </table:table-cell>
              <table:table-cell office:value-type="float" office:value="0.742857">
                <text:p>0.742857</text:p>
              </table:table-cell>
              <table:table-cell office:value-type="float" office:value="0.685714">
                <text:p>0.685714</text:p>
              </table:table-cell>
              <table:table-cell office:value-type="float" office:value="0.635714">
                <text:p>0.635714</text:p>
              </table:table-cell>
              <table:table-cell office:value-type="float" office:value="0.585714">
                <text:p>0.585714</text:p>
              </table:table-cell>
              <table:table-cell office:value-type="float" office:value="0.557143">
                <text:p>0.557143</text:p>
              </table:table-cell>
              <table:table-cell office:value-type="float" office:value="0.55">
                <text:p>0.55</text:p>
              </table:table-cell>
              <table:table-cell office:value-type="float" office:value="0.485714">
                <text:p>0.485714</text:p>
              </table:table-cell>
              <table:table-cell office:value-type="float" office:value="0.507143">
                <text:p>0.507143</text:p>
              </table:table-cell>
              <table:table-cell office:value-type="float" office:value="0.385714">
                <text:p>0.385714</text:p>
              </table:table-cell>
              <table:table-cell office:value-type="float" office:value="0.378571">
                <text:p>0.378571</text:p>
              </table:table-cell>
              <table:table-cell office:value-type="float" office:value="0.371429">
                <text:p>0.371429</text:p>
              </table:table-cell>
              <table:table-cell office:value-type="float" office:value="0.328571">
                <text:p>0.328571</text:p>
              </table:table-cell>
              <table:table-cell office:value-type="float" office:value="0.292857">
                <text:p>0.292857</text:p>
              </table:table-cell>
              <table:table-cell office:value-type="float" office:value="0.335714">
                <text:p>0.335714</text:p>
              </table:table-cell>
              <table:table-cell office:value-type="float" office:value="0.292857">
                <text:p>0.292857</text:p>
              </table:table-cell>
              <table:table-cell office:value-type="float" office:value="0.178571">
                <text:p>0.178571</text:p>
              </table:table-cell>
              <table:table-cell office:value-type="float" office:value="0.214286">
                <text:p>0.214286</text:p>
              </table:table-cell>
              <table:table-cell office:value-type="float" office:value="0.192857">
                <text:p>0.192857</text:p>
              </table:table-cell>
              <table:table-cell office:value-type="float" office:value="0.178571">
                <text:p>0.178571</text:p>
              </table:table-cell>
              <table:table-cell office:value-type="float" office:value="0.121429">
                <text:p>0.121429</text:p>
              </table:table-cell>
              <table:table-cell office:value-type="float" office:value="0.114286">
                <text:p>0.114286</text:p>
              </table:table-cell>
              <table:table-cell office:value-type="float" office:value="0.121429">
                <text:p>0.121429</text:p>
              </table:table-cell>
              <table:table-cell office:value-type="float" office:value="0.092857">
                <text:p>0.092857</text:p>
              </table:table-cell>
              <table:table-cell office:value-type="float" office:value="0.078571">
                <text:p>0.078571</text:p>
              </table:table-cell>
              <table:table-cell office:value-type="float" office:value="0.05">
                <text:p>0.05</text:p>
              </table:table-cell>
              <table:table-cell office:value-type="float" office:value="0.064286">
                <text:p>0.064286</text:p>
              </table:table-cell>
              <table:table-cell office:value-type="float" office:value="0.05">
                <text:p>0.05</text:p>
              </table:table-cell>
              <table:table-cell office:value-type="float" office:value="0.064286">
                <text:p>0.064286</text:p>
              </table:table-cell>
              <table:table-cell office:value-type="float" office:value="0.057143">
                <text:p>0.057143</text:p>
              </table:table-cell>
              <table:table-cell office:value-type="float" office:value="0.057143">
                <text:p>0.057143</text:p>
              </table:table-cell>
              <table:table-cell office:value-type="float" office:value="0.035714">
                <text:p>0.035714</text:p>
              </table:table-cell>
              <table:table-cell office:value-type="float" office:value="0.05">
                <text:p>0.05</text:p>
              </table:table-cell>
              <table:table-cell office:value-type="float" office:value="0.042857">
                <text:p>0.042857</text:p>
              </table:table-cell>
              <table:table-cell office:value-type="float" office:value="0.042857">
                <text:p>0.042857</text:p>
              </table:table-cell>
              <table:table-cell office:value-type="float" office:value="0.035714">
                <text:p>0.035714</text:p>
              </table:table-cell>
              <table:table-cell office:value-type="float" office:value="0.007143">
                <text:p>0.007143</text:p>
              </table:table-cell>
              <table:table-cell office:value-type="float" office:value="0.028571">
                <text:p>0.028571</text:p>
              </table:table-cell>
              <table:table-cell office:value-type="float" office:value="0.035714">
                <text:p>0.035714</text:p>
              </table:table-cell>
              <table:table-cell office:value-type="float" office:value="0.035714">
                <text:p>0.035714</text:p>
              </table:table-cell>
              <table:table-cell office:value-type="float" office:value="0.028571">
                <text:p>0.028571</text:p>
              </table:table-cell>
              <table:table-cell office:value-type="float" office:value="0.014286">
                <text:p>0.014286</text:p>
              </table:table-cell>
              <table:table-cell office:value-type="float" office:value="0.007143">
                <text:p>0.007143</text:p>
              </table:table-cell>
              <table:table-cell office:value-type="float" office:value="0">
                <text:p>0</text:p>
              </table:table-cell>
              <table:table-cell office:value-type="float" office:value="0.007143">
                <text:p>0.007143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4:Arkusz1.A4</svg:desc>
                </draw:g>
              </table:table-cell>
              <table:table-cell office:value-type="float" office:value="14.433333">
                <text:p>14.433333</text:p>
                <draw:g>
                  <svg:desc>Arkusz1.B4:Arkusz1.CW4</svg:desc>
                </draw:g>
              </table:table-cell>
              <table:table-cell office:value-type="float" office:value="14.566667">
                <text:p>14.566667</text:p>
              </table:table-cell>
              <table:table-cell office:value-type="float" office:value="13.366667">
                <text:p>13.366667</text:p>
              </table:table-cell>
              <table:table-cell office:value-type="float" office:value="12.15">
                <text:p>12.15</text:p>
              </table:table-cell>
              <table:table-cell office:value-type="float" office:value="11.966667">
                <text:p>11.966667</text:p>
              </table:table-cell>
              <table:table-cell office:value-type="float" office:value="12.1">
                <text:p>12.1</text:p>
              </table:table-cell>
              <table:table-cell office:value-type="float" office:value="11.05">
                <text:p>11.05</text:p>
              </table:table-cell>
              <table:table-cell office:value-type="float" office:value="10.666667">
                <text:p>10.666667</text:p>
              </table:table-cell>
              <table:table-cell office:value-type="float" office:value="10.733333">
                <text:p>10.733333</text:p>
              </table:table-cell>
              <table:table-cell office:value-type="float" office:value="10.133333">
                <text:p>10.133333</text:p>
              </table:table-cell>
              <table:table-cell office:value-type="float" office:value="10.45">
                <text:p>10.45</text:p>
              </table:table-cell>
              <table:table-cell office:value-type="float" office:value="9.85">
                <text:p>9.85</text:p>
              </table:table-cell>
              <table:table-cell office:value-type="float" office:value="8.366667">
                <text:p>8.366667</text:p>
              </table:table-cell>
              <table:table-cell office:value-type="float" office:value="8.466667">
                <text:p>8.466667</text:p>
              </table:table-cell>
              <table:table-cell office:value-type="float" office:value="8.066667">
                <text:p>8.066667</text:p>
              </table:table-cell>
              <table:table-cell office:value-type="float" office:value="7.966667">
                <text:p>7.966667</text:p>
              </table:table-cell>
              <table:table-cell office:value-type="float" office:value="7.516667">
                <text:p>7.516667</text:p>
              </table:table-cell>
              <table:table-cell office:value-type="float" office:value="7.116667">
                <text:p>7.116667</text:p>
              </table:table-cell>
              <table:table-cell office:value-type="float" office:value="6.933333">
                <text:p>6.933333</text:p>
              </table:table-cell>
              <table:table-cell office:value-type="float" office:value="6.366667">
                <text:p>6.366667</text:p>
              </table:table-cell>
              <table:table-cell office:value-type="float" office:value="5.866667">
                <text:p>5.866667</text:p>
              </table:table-cell>
              <table:table-cell office:value-type="float" office:value="5.95">
                <text:p>5.95</text:p>
              </table:table-cell>
              <table:table-cell office:value-type="float" office:value="5.616667">
                <text:p>5.616667</text:p>
              </table:table-cell>
              <table:table-cell office:value-type="float" office:value="5.333333">
                <text:p>5.333333</text:p>
              </table:table-cell>
              <table:table-cell office:value-type="float" office:value="5.066667">
                <text:p>5.066667</text:p>
              </table:table-cell>
              <table:table-cell office:value-type="float" office:value="4.733333">
                <text:p>4.733333</text:p>
              </table:table-cell>
              <table:table-cell office:value-type="float" office:value="4.466667">
                <text:p>4.466667</text:p>
              </table:table-cell>
              <table:table-cell office:value-type="float" office:value="4.516667">
                <text:p>4.516667</text:p>
              </table:table-cell>
              <table:table-cell office:value-type="float" office:value="3.6">
                <text:p>3.6</text:p>
              </table:table-cell>
              <table:table-cell office:value-type="float" office:value="4.016667">
                <text:p>4.016667</text:p>
              </table:table-cell>
              <table:table-cell office:value-type="float" office:value="3.6">
                <text:p>3.6</text:p>
              </table:table-cell>
              <table:table-cell office:value-type="float" office:value="3.283333">
                <text:p>3.283333</text:p>
              </table:table-cell>
              <table:table-cell office:value-type="float" office:value="3.25">
                <text:p>3.25</text:p>
              </table:table-cell>
              <table:table-cell office:value-type="float" office:value="3.116667">
                <text:p>3.116667</text:p>
              </table:table-cell>
              <table:table-cell office:value-type="float" office:value="2.883333">
                <text:p>2.883333</text:p>
              </table:table-cell>
              <table:table-cell office:value-type="float" office:value="2.666667">
                <text:p>2.666667</text:p>
              </table:table-cell>
              <table:table-cell office:value-type="float" office:value="2.2">
                <text:p>2.2</text:p>
              </table:table-cell>
              <table:table-cell office:value-type="float" office:value="2.4">
                <text:p>2.4</text:p>
              </table:table-cell>
              <table:table-cell office:value-type="float" office:value="2.35">
                <text:p>2.35</text:p>
              </table:table-cell>
              <table:table-cell office:value-type="float" office:value="2.283333">
                <text:p>2.283333</text:p>
              </table:table-cell>
              <table:table-cell office:value-type="float" office:value="2.016667">
                <text:p>2.016667</text:p>
              </table:table-cell>
              <table:table-cell office:value-type="float" office:value="2.2">
                <text:p>2.2</text:p>
              </table:table-cell>
              <table:table-cell office:value-type="float" office:value="1.85">
                <text:p>1.85</text:p>
              </table:table-cell>
              <table:table-cell office:value-type="float" office:value="1.633333">
                <text:p>1.633333</text:p>
              </table:table-cell>
              <table:table-cell office:value-type="float" office:value="1.483333">
                <text:p>1.483333</text:p>
              </table:table-cell>
              <table:table-cell office:value-type="float" office:value="1.466667">
                <text:p>1.466667</text:p>
              </table:table-cell>
              <table:table-cell office:value-type="float" office:value="1.2">
                <text:p>1.2</text:p>
              </table:table-cell>
              <table:table-cell office:value-type="float" office:value="1.133333">
                <text:p>1.133333</text:p>
              </table:table-cell>
              <table:table-cell office:value-type="float" office:value="1.266667">
                <text:p>1.266667</text:p>
              </table:table-cell>
              <table:table-cell office:value-type="float" office:value="1.2">
                <text:p>1.2</text:p>
              </table:table-cell>
              <table:table-cell office:value-type="float" office:value="0.95">
                <text:p>0.95</text:p>
              </table:table-cell>
              <table:table-cell office:value-type="float" office:value="1.066667">
                <text:p>1.066667</text:p>
              </table:table-cell>
              <table:table-cell office:value-type="float" office:value="0.833333">
                <text:p>0.8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783333">
                <text:p>0.783333</text:p>
              </table:table-cell>
              <table:table-cell office:value-type="float" office:value="0.766667">
                <text:p>0.76666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.716667">
                <text:p>0.716667</text:p>
              </table:table-cell>
              <table:table-cell office:value-type="float" office:value="0.633333">
                <text:p>0.633333</text:p>
              </table:table-cell>
              <table:table-cell office:value-type="float" office:value="0.6">
                <text:p>0.6</text:p>
              </table:table-cell>
              <table:table-cell office:value-type="float" office:value="0.483333">
                <text:p>0.483333</text:p>
              </table:table-cell>
              <table:table-cell office:value-type="float" office:value="0.516667">
                <text:p>0.516667</text:p>
              </table:table-cell>
              <table:table-cell office:value-type="float" office:value="0.35">
                <text:p>0.35</text:p>
              </table:table-cell>
              <table:table-cell office:value-type="float" office:value="0.5">
                <text:p>0.5</text:p>
              </table:table-cell>
              <table:table-cell office:value-type="float" office:value="0.433333">
                <text:p>0.433333</text:p>
              </table:table-cell>
              <table:table-cell office:value-type="float" office:value="0.35">
                <text:p>0.35</text:p>
              </table:table-cell>
              <table:table-cell office:value-type="float" office:value="0.316667">
                <text:p>0.316667</text:p>
              </table:table-cell>
              <table:table-cell office:value-type="float" office:value="0.366667">
                <text:p>0.366667</text:p>
              </table:table-cell>
              <table:table-cell office:value-type="float" office:value="0.15">
                <text:p>0.15</text:p>
              </table:table-cell>
              <table:table-cell office:value-type="float" office:value="0.166667">
                <text:p>0.166667</text:p>
              </table:table-cell>
              <table:table-cell office:value-type="float" office:value="0.266667">
                <text:p>0.266667</text:p>
              </table:table-cell>
              <table:table-cell office:value-type="float" office:value="0.166667">
                <text:p>0.166667</text:p>
              </table:table-cell>
              <table:table-cell office:value-type="float" office:value="0.116667">
                <text:p>0.116667</text:p>
              </table:table-cell>
              <table:table-cell office:value-type="float" office:value="0.133333">
                <text:p>0.133333</text:p>
              </table:table-cell>
              <table:table-cell office:value-type="float" office:value="0.15">
                <text:p>0.15</text:p>
              </table:table-cell>
              <table:table-cell office:value-type="float" office:value="0.133333">
                <text:p>0.133333</text:p>
              </table:table-cell>
              <table:table-cell office:value-type="float" office:value="0.066667">
                <text:p>0.066667</text:p>
              </table:table-cell>
              <table:table-cell office:value-type="float" office:value="0.083333">
                <text:p>0.083333</text:p>
              </table:table-cell>
              <table:table-cell office:value-type="float" office:value="0.066667">
                <text:p>0.066667</text:p>
              </table:table-cell>
              <table:table-cell office:value-type="float" office:value="0.083333">
                <text:p>0.083333</text:p>
              </table:table-cell>
              <table:table-cell office:value-type="float" office:value="0.033333">
                <text:p>0.033333</text:p>
              </table:table-cell>
              <table:table-cell office:value-type="float" office:value="0.066667">
                <text:p>0.066667</text:p>
              </table:table-cell>
              <table:table-cell office:value-type="float" office:value="0.033333">
                <text:p>0.033333</text:p>
              </table:table-cell>
              <table:table-cell office:value-type="float" office:value="0.033333">
                <text:p>0.033333</text:p>
              </table:table-cell>
              <table:table-cell office:value-type="float" office:value="0.016667">
                <text:p>0.016667</text:p>
              </table:table-cell>
              <table:table-cell office:value-type="float" office:value="0.05">
                <text:p>0.05</text:p>
              </table:table-cell>
              <table:table-cell office:value-type="float" office:value="0.016667">
                <text:p>0.016667</text:p>
              </table:table-cell>
              <table:table-cell office:value-type="float" office:value="0.033333">
                <text:p>0.033333</text:p>
              </table:table-cell>
              <table:table-cell office:value-type="float" office:value="0.033333">
                <text:p>0.033333</text:p>
              </table:table-cell>
              <table:table-cell office:value-type="float" office:value="0.033333">
                <text:p>0.033333</text:p>
              </table:table-cell>
              <table:table-cell office:value-type="float" office:value="0.083333">
                <text:p>0.083333</text:p>
              </table:table-cell>
              <table:table-cell office:value-type="float" office:value="0.033333">
                <text:p>0.033333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.016667">
                <text:p>0.01666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minimum="0.001" chart:maximum="1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14cm" svg:height="9.007cm" xlink:href=".." xlink:type="simple" chart:class="chart:line" chart:style-name="ch1">
        <chart:title svg:x="5.915cm" svg:y="0.316cm" chart:style-name="ch2">
          <text:p>MAPE</text:p>
        </chart:title>
        <chart:subtitle svg:x="5.677cm" svg:y="1.275cm" chart:style-name="ch3">
          <text:p>Network 3</text:p>
        </chart:subtitle>
        <chart:legend chart:legend-position="bottom" svg:x="2.734cm" svg:y="8.198cm" style:legend-expansion="wide" chart:style-name="ch4"/>
        <chart:plot-area chart:style-name="ch5" table:cell-range-address="Arkusz1.A5:Arkusz1.CW6" chart:data-source-has-labels="column" svg:x="0.714cm" svg:y="2.318cm" svg:width="11.972cm" svg:height="5.28cm">
          <chartooo:coordinate-region svg:x="1.812cm" svg:y="2.531cm" svg:width="10.795cm" svg:height="3.9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Arkusz1.B5:Arkusz1.CW5" chart:label-cell-address="Arkusz1.A5:Arkusz1.A5" chart:class="chart:line">
            <chart:data-point chart:repeated="100"/>
          </chart:series>
          <chart:series chart:style-name="ch10" chart:values-cell-range-address="Arkusz1.B6:Arkusz1.CW6" chart:label-cell-address="Arkusz1.A6:Arkusz1.A6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5:Arkusz1.A5</svg:desc>
                </draw:g>
              </table:table-cell>
              <table:table-cell office:value-type="float" office:value="36.428571">
                <text:p>36.428571</text:p>
                <draw:g>
                  <svg:desc>Arkusz1.B5:Arkusz1.CW5</svg:desc>
                </draw:g>
              </table:table-cell>
              <table:table-cell office:value-type="float" office:value="35.128571">
                <text:p>35.128571</text:p>
              </table:table-cell>
              <table:table-cell office:value-type="float" office:value="34.642857">
                <text:p>34.642857</text:p>
              </table:table-cell>
              <table:table-cell office:value-type="float" office:value="33.4">
                <text:p>33.4</text:p>
              </table:table-cell>
              <table:table-cell office:value-type="float" office:value="32.657143">
                <text:p>32.657143</text:p>
              </table:table-cell>
              <table:table-cell office:value-type="float" office:value="31.664286">
                <text:p>31.664286</text:p>
              </table:table-cell>
              <table:table-cell office:value-type="float" office:value="30.564286">
                <text:p>30.564286</text:p>
              </table:table-cell>
              <table:table-cell office:value-type="float" office:value="29.621429">
                <text:p>29.621429</text:p>
              </table:table-cell>
              <table:table-cell office:value-type="float" office:value="28.742857">
                <text:p>28.742857</text:p>
              </table:table-cell>
              <table:table-cell office:value-type="float" office:value="27.942857">
                <text:p>27.942857</text:p>
              </table:table-cell>
              <table:table-cell office:value-type="float" office:value="26.892857">
                <text:p>26.892857</text:p>
              </table:table-cell>
              <table:table-cell office:value-type="float" office:value="25.842857">
                <text:p>25.842857</text:p>
              </table:table-cell>
              <table:table-cell office:value-type="float" office:value="25.635714">
                <text:p>25.635714</text:p>
              </table:table-cell>
              <table:table-cell office:value-type="float" office:value="24.557143">
                <text:p>24.557143</text:p>
              </table:table-cell>
              <table:table-cell office:value-type="float" office:value="23.714286">
                <text:p>23.714286</text:p>
              </table:table-cell>
              <table:table-cell office:value-type="float" office:value="22.942857">
                <text:p>22.942857</text:p>
              </table:table-cell>
              <table:table-cell office:value-type="float" office:value="22.042857">
                <text:p>22.042857</text:p>
              </table:table-cell>
              <table:table-cell office:value-type="float" office:value="20.985714">
                <text:p>20.985714</text:p>
              </table:table-cell>
              <table:table-cell office:value-type="float" office:value="20.585714">
                <text:p>20.585714</text:p>
              </table:table-cell>
              <table:table-cell office:value-type="float" office:value="19.807143">
                <text:p>19.807143</text:p>
              </table:table-cell>
              <table:table-cell office:value-type="float" office:value="19">
                <text:p>19</text:p>
              </table:table-cell>
              <table:table-cell office:value-type="float" office:value="18.392857">
                <text:p>18.392857</text:p>
              </table:table-cell>
              <table:table-cell office:value-type="float" office:value="17.364286">
                <text:p>17.364286</text:p>
              </table:table-cell>
              <table:table-cell office:value-type="float" office:value="16.821429">
                <text:p>16.821429</text:p>
              </table:table-cell>
              <table:table-cell office:value-type="float" office:value="16.242857">
                <text:p>16.242857</text:p>
              </table:table-cell>
              <table:table-cell office:value-type="float" office:value="15.657143">
                <text:p>15.657143</text:p>
              </table:table-cell>
              <table:table-cell office:value-type="float" office:value="15.107143">
                <text:p>15.107143</text:p>
              </table:table-cell>
              <table:table-cell office:value-type="float" office:value="14.714286">
                <text:p>14.714286</text:p>
              </table:table-cell>
              <table:table-cell office:value-type="float" office:value="13.942857">
                <text:p>13.942857</text:p>
              </table:table-cell>
              <table:table-cell office:value-type="float" office:value="13.328571">
                <text:p>13.328571</text:p>
              </table:table-cell>
              <table:table-cell office:value-type="float" office:value="12.985714">
                <text:p>12.985714</text:p>
              </table:table-cell>
              <table:table-cell office:value-type="float" office:value="12.342857">
                <text:p>12.342857</text:p>
              </table:table-cell>
              <table:table-cell office:value-type="float" office:value="12.014286">
                <text:p>12.014286</text:p>
              </table:table-cell>
              <table:table-cell office:value-type="float" office:value="11.164286">
                <text:p>11.164286</text:p>
              </table:table-cell>
              <table:table-cell office:value-type="float" office:value="11.021429">
                <text:p>11.021429</text:p>
              </table:table-cell>
              <table:table-cell office:value-type="float" office:value="10.65">
                <text:p>10.65</text:p>
              </table:table-cell>
              <table:table-cell office:value-type="float" office:value="10.471429">
                <text:p>10.471429</text:p>
              </table:table-cell>
              <table:table-cell office:value-type="float" office:value="9.764286">
                <text:p>9.764286</text:p>
              </table:table-cell>
              <table:table-cell office:value-type="float" office:value="9.142857">
                <text:p>9.142857</text:p>
              </table:table-cell>
              <table:table-cell office:value-type="float" office:value="9.021429">
                <text:p>9.021429</text:p>
              </table:table-cell>
              <table:table-cell office:value-type="float" office:value="8.328571">
                <text:p>8.328571</text:p>
              </table:table-cell>
              <table:table-cell office:value-type="float" office:value="8.092857">
                <text:p>8.092857</text:p>
              </table:table-cell>
              <table:table-cell office:value-type="float" office:value="7.914286">
                <text:p>7.914286</text:p>
              </table:table-cell>
              <table:table-cell office:value-type="float" office:value="7.592857">
                <text:p>7.592857</text:p>
              </table:table-cell>
              <table:table-cell office:value-type="float" office:value="7.271429">
                <text:p>7.271429</text:p>
              </table:table-cell>
              <table:table-cell office:value-type="float" office:value="6.871429">
                <text:p>6.871429</text:p>
              </table:table-cell>
              <table:table-cell office:value-type="float" office:value="6.378571">
                <text:p>6.378571</text:p>
              </table:table-cell>
              <table:table-cell office:value-type="float" office:value="6.314286">
                <text:p>6.314286</text:p>
              </table:table-cell>
              <table:table-cell office:value-type="float" office:value="5.821429">
                <text:p>5.821429</text:p>
              </table:table-cell>
              <table:table-cell office:value-type="float" office:value="5.578571">
                <text:p>5.578571</text:p>
              </table:table-cell>
              <table:table-cell office:value-type="float" office:value="5.442857">
                <text:p>5.442857</text:p>
              </table:table-cell>
              <table:table-cell office:value-type="float" office:value="5.171429">
                <text:p>5.171429</text:p>
              </table:table-cell>
              <table:table-cell office:value-type="float" office:value="4.921429">
                <text:p>4.921429</text:p>
              </table:table-cell>
              <table:table-cell office:value-type="float" office:value="4.571429">
                <text:p>4.571429</text:p>
              </table:table-cell>
              <table:table-cell office:value-type="float" office:value="4.342857">
                <text:p>4.342857</text:p>
              </table:table-cell>
              <table:table-cell office:value-type="float" office:value="4.064286">
                <text:p>4.064286</text:p>
              </table:table-cell>
              <table:table-cell office:value-type="float" office:value="3.914286">
                <text:p>3.914286</text:p>
              </table:table-cell>
              <table:table-cell office:value-type="float" office:value="3.764286">
                <text:p>3.764286</text:p>
              </table:table-cell>
              <table:table-cell office:value-type="float" office:value="3.792857">
                <text:p>3.792857</text:p>
              </table:table-cell>
              <table:table-cell office:value-type="float" office:value="3.457143">
                <text:p>3.457143</text:p>
              </table:table-cell>
              <table:table-cell office:value-type="float" office:value="3.257143">
                <text:p>3.257143</text:p>
              </table:table-cell>
              <table:table-cell office:value-type="float" office:value="3.292857">
                <text:p>3.292857</text:p>
              </table:table-cell>
              <table:table-cell office:value-type="float" office:value="3.007143">
                <text:p>3.007143</text:p>
              </table:table-cell>
              <table:table-cell office:value-type="float" office:value="2.835714">
                <text:p>2.835714</text:p>
              </table:table-cell>
              <table:table-cell office:value-type="float" office:value="2.678571">
                <text:p>2.678571</text:p>
              </table:table-cell>
              <table:table-cell office:value-type="float" office:value="2.664286">
                <text:p>2.664286</text:p>
              </table:table-cell>
              <table:table-cell office:value-type="float" office:value="2.485714">
                <text:p>2.485714</text:p>
              </table:table-cell>
              <table:table-cell office:value-type="float" office:value="2.342857">
                <text:p>2.342857</text:p>
              </table:table-cell>
              <table:table-cell office:value-type="float" office:value="2.264286">
                <text:p>2.264286</text:p>
              </table:table-cell>
              <table:table-cell office:value-type="float" office:value="2.192857">
                <text:p>2.192857</text:p>
              </table:table-cell>
              <table:table-cell office:value-type="float" office:value="1.978571">
                <text:p>1.978571</text:p>
              </table:table-cell>
              <table:table-cell office:value-type="float" office:value="2.021429">
                <text:p>2.021429</text:p>
              </table:table-cell>
              <table:table-cell office:value-type="float" office:value="1.807143">
                <text:p>1.807143</text:p>
              </table:table-cell>
              <table:table-cell office:value-type="float" office:value="1.7">
                <text:p>1.7</text:p>
              </table:table-cell>
              <table:table-cell office:value-type="float" office:value="1.564286">
                <text:p>1.564286</text:p>
              </table:table-cell>
              <table:table-cell office:value-type="float" office:value="1.457143">
                <text:p>1.457143</text:p>
              </table:table-cell>
              <table:table-cell office:value-type="float" office:value="1.478571">
                <text:p>1.478571</text:p>
              </table:table-cell>
              <table:table-cell office:value-type="float" office:value="1.378571">
                <text:p>1.378571</text:p>
              </table:table-cell>
              <table:table-cell office:value-type="float" office:value="1.307143">
                <text:p>1.307143</text:p>
              </table:table-cell>
              <table:table-cell office:value-type="float" office:value="1.207143">
                <text:p>1.207143</text:p>
              </table:table-cell>
              <table:table-cell office:value-type="float" office:value="1.107143">
                <text:p>1.107143</text:p>
              </table:table-cell>
              <table:table-cell office:value-type="float" office:value="1.15">
                <text:p>1.15</text:p>
              </table:table-cell>
              <table:table-cell office:value-type="float" office:value="1.021429">
                <text:p>1.021429</text:p>
              </table:table-cell>
              <table:table-cell office:value-type="float" office:value="0.978571">
                <text:p>0.978571</text:p>
              </table:table-cell>
              <table:table-cell office:value-type="float" office:value="0.835714">
                <text:p>0.835714</text:p>
              </table:table-cell>
              <table:table-cell office:value-type="float" office:value="0.842857">
                <text:p>0.842857</text:p>
              </table:table-cell>
              <table:table-cell office:value-type="float" office:value="0.757143">
                <text:p>0.757143</text:p>
              </table:table-cell>
              <table:table-cell office:value-type="float" office:value="0.8">
                <text:p>0.8</text:p>
              </table:table-cell>
              <table:table-cell office:value-type="float" office:value="0.742857">
                <text:p>0.742857</text:p>
              </table:table-cell>
              <table:table-cell office:value-type="float" office:value="0.735714">
                <text:p>0.735714</text:p>
              </table:table-cell>
              <table:table-cell office:value-type="float" office:value="0.707143">
                <text:p>0.707143</text:p>
              </table:table-cell>
              <table:table-cell office:value-type="float" office:value="0.728571">
                <text:p>0.728571</text:p>
              </table:table-cell>
              <table:table-cell office:value-type="float" office:value="0.621429">
                <text:p>0.621429</text:p>
              </table:table-cell>
              <table:table-cell office:value-type="float" office:value="0.592857">
                <text:p>0.592857</text:p>
              </table:table-cell>
              <table:table-cell office:value-type="float" office:value="0.528571">
                <text:p>0.528571</text:p>
              </table:table-cell>
              <table:table-cell office:value-type="float" office:value="0.542857">
                <text:p>0.542857</text:p>
              </table:table-cell>
              <table:table-cell office:value-type="float" office:value="0.435714">
                <text:p>0.435714</text:p>
              </table:table-cell>
              <table:table-cell office:value-type="float" office:value="0.478571">
                <text:p>0.478571</text:p>
              </table:table-cell>
              <table:table-cell office:value-type="float" office:value="0.471429">
                <text:p>0.471429</text:p>
              </table:table-cell>
              <table:table-cell office:value-type="float" office:value="0.428571">
                <text:p>0.428571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6:Arkusz1.A6</svg:desc>
                </draw:g>
              </table:table-cell>
              <table:table-cell office:value-type="float" office:value="35.5">
                <text:p>35.5</text:p>
                <draw:g>
                  <svg:desc>Arkusz1.B6:Arkusz1.CW6</svg:desc>
                </draw:g>
              </table:table-cell>
              <table:table-cell office:value-type="float" office:value="35.283333">
                <text:p>35.283333</text:p>
              </table:table-cell>
              <table:table-cell office:value-type="float" office:value="33.466667">
                <text:p>33.466667</text:p>
              </table:table-cell>
              <table:table-cell office:value-type="float" office:value="33.05">
                <text:p>33.05</text:p>
              </table:table-cell>
              <table:table-cell office:value-type="float" office:value="31.966667">
                <text:p>31.966667</text:p>
              </table:table-cell>
              <table:table-cell office:value-type="float" office:value="31.2">
                <text:p>31.2</text:p>
              </table:table-cell>
              <table:table-cell office:value-type="float" office:value="30.866667">
                <text:p>30.866667</text:p>
              </table:table-cell>
              <table:table-cell office:value-type="float" office:value="30.166667">
                <text:p>30.166667</text:p>
              </table:table-cell>
              <table:table-cell office:value-type="float" office:value="29.133333">
                <text:p>29.133333</text:p>
              </table:table-cell>
              <table:table-cell office:value-type="float" office:value="27.8">
                <text:p>27.8</text:p>
              </table:table-cell>
              <table:table-cell office:value-type="float" office:value="27.166667">
                <text:p>27.166667</text:p>
              </table:table-cell>
              <table:table-cell office:value-type="float" office:value="26.483333">
                <text:p>26.483333</text:p>
              </table:table-cell>
              <table:table-cell office:value-type="float" office:value="23.966667">
                <text:p>23.966667</text:p>
              </table:table-cell>
              <table:table-cell office:value-type="float" office:value="23.733333">
                <text:p>23.733333</text:p>
              </table:table-cell>
              <table:table-cell office:value-type="float" office:value="22.8">
                <text:p>22.8</text:p>
              </table:table-cell>
              <table:table-cell office:value-type="float" office:value="21.916667">
                <text:p>21.916667</text:p>
              </table:table-cell>
              <table:table-cell office:value-type="float" office:value="21.35">
                <text:p>21.35</text:p>
              </table:table-cell>
              <table:table-cell office:value-type="float" office:value="21.016667">
                <text:p>21.016667</text:p>
              </table:table-cell>
              <table:table-cell office:value-type="float" office:value="19.833333">
                <text:p>19.833333</text:p>
              </table:table-cell>
              <table:table-cell office:value-type="float" office:value="19.233333">
                <text:p>19.233333</text:p>
              </table:table-cell>
              <table:table-cell office:value-type="float" office:value="18.716667">
                <text:p>18.716667</text:p>
              </table:table-cell>
              <table:table-cell office:value-type="float" office:value="17.866667">
                <text:p>17.866667</text:p>
              </table:table-cell>
              <table:table-cell office:value-type="float" office:value="17.816667">
                <text:p>17.816667</text:p>
              </table:table-cell>
              <table:table-cell office:value-type="float" office:value="17.366667">
                <text:p>17.366667</text:p>
              </table:table-cell>
              <table:table-cell office:value-type="float" office:value="16.233333">
                <text:p>16.233333</text:p>
              </table:table-cell>
              <table:table-cell office:value-type="float" office:value="15.5">
                <text:p>15.5</text:p>
              </table:table-cell>
              <table:table-cell office:value-type="float" office:value="14.65">
                <text:p>14.65</text:p>
              </table:table-cell>
              <table:table-cell office:value-type="float" office:value="13.916667">
                <text:p>13.916667</text:p>
              </table:table-cell>
              <table:table-cell office:value-type="float" office:value="13.8">
                <text:p>13.8</text:p>
              </table:table-cell>
              <table:table-cell office:value-type="float" office:value="13.283333">
                <text:p>13.283333</text:p>
              </table:table-cell>
              <table:table-cell office:value-type="float" office:value="12.216667">
                <text:p>12.216667</text:p>
              </table:table-cell>
              <table:table-cell office:value-type="float" office:value="11.866667">
                <text:p>11.866667</text:p>
              </table:table-cell>
              <table:table-cell office:value-type="float" office:value="10.966667">
                <text:p>10.966667</text:p>
              </table:table-cell>
              <table:table-cell office:value-type="float" office:value="11.383333">
                <text:p>11.383333</text:p>
              </table:table-cell>
              <table:table-cell office:value-type="float" office:value="10.466667">
                <text:p>10.466667</text:p>
              </table:table-cell>
              <table:table-cell office:value-type="float" office:value="10">
                <text:p>10</text:p>
              </table:table-cell>
              <table:table-cell office:value-type="float" office:value="9.166667">
                <text:p>9.166667</text:p>
              </table:table-cell>
              <table:table-cell office:value-type="float" office:value="9.5">
                <text:p>9.5</text:p>
              </table:table-cell>
              <table:table-cell office:value-type="float" office:value="9.483333">
                <text:p>9.483333</text:p>
              </table:table-cell>
              <table:table-cell office:value-type="float" office:value="8.483333">
                <text:p>8.483333</text:p>
              </table:table-cell>
              <table:table-cell office:value-type="float" office:value="8.783333">
                <text:p>8.783333</text:p>
              </table:table-cell>
              <table:table-cell office:value-type="float" office:value="8.266667">
                <text:p>8.266667</text:p>
              </table:table-cell>
              <table:table-cell office:value-type="float" office:value="7.733333">
                <text:p>7.733333</text:p>
              </table:table-cell>
              <table:table-cell office:value-type="float" office:value="7.6">
                <text:p>7.6</text:p>
              </table:table-cell>
              <table:table-cell office:value-type="float" office:value="7.133333">
                <text:p>7.133333</text:p>
              </table:table-cell>
              <table:table-cell office:value-type="float" office:value="6.816667">
                <text:p>6.816667</text:p>
              </table:table-cell>
              <table:table-cell office:value-type="float" office:value="6.833333">
                <text:p>6.833333</text:p>
              </table:table-cell>
              <table:table-cell office:value-type="float" office:value="6">
                <text:p>6</text:p>
              </table:table-cell>
              <table:table-cell office:value-type="float" office:value="6.1">
                <text:p>6.1</text:p>
              </table:table-cell>
              <table:table-cell office:value-type="float" office:value="5.583333">
                <text:p>5.583333</text:p>
              </table:table-cell>
              <table:table-cell office:value-type="float" office:value="4.933333">
                <text:p>4.933333</text:p>
              </table:table-cell>
              <table:table-cell office:value-type="float" office:value="4.733333">
                <text:p>4.733333</text:p>
              </table:table-cell>
              <table:table-cell office:value-type="float" office:value="4.633333">
                <text:p>4.633333</text:p>
              </table:table-cell>
              <table:table-cell office:value-type="float" office:value="4.65">
                <text:p>4.65</text:p>
              </table:table-cell>
              <table:table-cell office:value-type="float" office:value="4.4">
                <text:p>4.4</text:p>
              </table:table-cell>
              <table:table-cell office:value-type="float" office:value="4.433333">
                <text:p>4.433333</text:p>
              </table:table-cell>
              <table:table-cell office:value-type="float" office:value="4.133333">
                <text:p>4.133333</text:p>
              </table:table-cell>
              <table:table-cell office:value-type="float" office:value="3.9">
                <text:p>3.9</text:p>
              </table:table-cell>
              <table:table-cell office:value-type="float" office:value="3.416667">
                <text:p>3.416667</text:p>
              </table:table-cell>
              <table:table-cell office:value-type="float" office:value="3.566667">
                <text:p>3.566667</text:p>
              </table:table-cell>
              <table:table-cell office:value-type="float" office:value="3.35">
                <text:p>3.35</text:p>
              </table:table-cell>
              <table:table-cell office:value-type="float" office:value="2.85">
                <text:p>2.85</text:p>
              </table:table-cell>
              <table:table-cell office:value-type="float" office:value="2.916667">
                <text:p>2.916667</text:p>
              </table:table-cell>
              <table:table-cell office:value-type="float" office:value="2.883333">
                <text:p>2.883333</text:p>
              </table:table-cell>
              <table:table-cell office:value-type="float" office:value="2.766667">
                <text:p>2.766667</text:p>
              </table:table-cell>
              <table:table-cell office:value-type="float" office:value="2.4">
                <text:p>2.4</text:p>
              </table:table-cell>
              <table:table-cell office:value-type="float" office:value="2.533333">
                <text:p>2.533333</text:p>
              </table:table-cell>
              <table:table-cell office:value-type="float" office:value="2.45">
                <text:p>2.45</text:p>
              </table:table-cell>
              <table:table-cell office:value-type="float" office:value="2.183333">
                <text:p>2.183333</text:p>
              </table:table-cell>
              <table:table-cell office:value-type="float" office:value="1.9">
                <text:p>1.9</text:p>
              </table:table-cell>
              <table:table-cell office:value-type="float" office:value="2.1">
                <text:p>2.1</text:p>
              </table:table-cell>
              <table:table-cell office:value-type="float" office:value="1.583333">
                <text:p>1.583333</text:p>
              </table:table-cell>
              <table:table-cell office:value-type="float" office:value="1.666667">
                <text:p>1.666667</text:p>
              </table:table-cell>
              <table:table-cell office:value-type="float" office:value="1.75">
                <text:p>1.75</text:p>
              </table:table-cell>
              <table:table-cell office:value-type="float" office:value="1.766667">
                <text:p>1.766667</text:p>
              </table:table-cell>
              <table:table-cell office:value-type="float" office:value="1.6">
                <text:p>1.6</text:p>
              </table:table-cell>
              <table:table-cell office:value-type="float" office:value="1.333333">
                <text:p>1.333333</text:p>
              </table:table-cell>
              <table:table-cell office:value-type="float" office:value="1.316667">
                <text:p>1.316667</text:p>
              </table:table-cell>
              <table:table-cell office:value-type="float" office:value="1.233333">
                <text:p>1.233333</text:p>
              </table:table-cell>
              <table:table-cell office:value-type="float" office:value="1.25">
                <text:p>1.25</text:p>
              </table:table-cell>
              <table:table-cell office:value-type="float" office:value="1.266667">
                <text:p>1.266667</text:p>
              </table:table-cell>
              <table:table-cell office:value-type="float" office:value="0.883333">
                <text:p>0.883333</text:p>
              </table:table-cell>
              <table:table-cell office:value-type="float" office:value="1.033333">
                <text:p>1.0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1.066667">
                <text:p>1.066667</text:p>
              </table:table-cell>
              <table:table-cell office:value-type="float" office:value="0.8">
                <text:p>0.8</text:p>
              </table:table-cell>
              <table:table-cell office:value-type="float" office:value="0.816667">
                <text:p>0.81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33333">
                <text:p>0.633333</text:p>
              </table:table-cell>
              <table:table-cell office:value-type="float" office:value="0.6">
                <text:p>0.6</text:p>
              </table:table-cell>
              <table:table-cell office:value-type="float" office:value="0.55">
                <text:p>0.55</text:p>
              </table:table-cell>
              <table:table-cell office:value-type="float" office:value="0.466667">
                <text:p>0.4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566667">
                <text:p>0.566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45">
                <text:p>0.45</text:p>
              </table:table-cell>
              <table:table-cell office:value-type="float" office:value="0.633333">
                <text:p>0.633333</text:p>
              </table:table-cell>
              <table:table-cell office:value-type="float" office:value="0.5">
                <text:p>0.5</text:p>
              </table:table-cell>
              <table:table-cell office:value-type="float" office:value="0.416667">
                <text:p>0.416667</text:p>
              </table:table-cell>
              <table:table-cell office:value-type="float" office:value="0.383333">
                <text:p>0.38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